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ahoma" svg:font-family="Tahoma, Verdana, Arial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18c9a3" officeooo:paragraph-rsid="0018c9a3"/>
    </style:style>
    <style:style style:name="P2" style:family="paragraph" style:parent-style-name="List_20_Paragraph" style:master-page-name="">
      <loext:graphic-properties draw:fill="none"/>
      <style:paragraph-properties fo:margin-left="2cm" fo:margin-right="0cm" fo:margin-top="0.007cm" fo:margin-bottom="0cm" style:contextual-spacing="false" fo:line-height="0.54cm" fo:text-align="justify" style:justify-single-word="false" fo:text-indent="0cm" style:auto-text-indent="false" style:page-number="auto" fo:background-color="transparent">
        <style:tab-stops>
          <style:tab-stop style:position="2.334cm"/>
        </style:tab-stops>
      </style:paragraph-properties>
      <style:text-properties fo:font-size="14pt" officeooo:paragraph-rsid="0011c6a1" style:font-size-asian="14pt" style:font-size-complex="14pt"/>
    </style:style>
    <style:style style:name="P3" style:family="paragraph" style:parent-style-name="List_20_Paragraph" style:list-style-name="WWNum10">
      <loext:graphic-properties draw:fill="none"/>
      <style:paragraph-properties fo:margin-left="2cm" fo:margin-right="0cm" fo:margin-top="0.002cm" fo:margin-bottom="0cm" style:contextual-spacing="false" fo:text-align="justify" style:justify-single-word="false" fo:text-indent="0cm" style:auto-text-indent="false" fo:background-color="transparent">
        <style:tab-stops>
          <style:tab-stop style:position="2.339cm"/>
        </style:tab-stops>
      </style:paragraph-properties>
      <style:text-properties style:font-name="Times New Roman" fo:font-size="16pt" fo:font-style="normal" fo:font-weight="bold" officeooo:rsid="001588cc" officeooo:paragraph-rsid="001588cc" style:font-size-asian="16pt" style:font-style-asian="normal" style:font-weight-asian="bold" style:font-size-complex="16pt" style:font-style-complex="normal" style:font-weight-complex="bold"/>
    </style:style>
    <style:style style:name="P4" style:family="paragraph" style:parent-style-name="List_20_Paragraph" style:list-style-name="WWNum14">
      <loext:graphic-properties draw:fill="none"/>
      <style:paragraph-properties fo:margin-left="2cm" fo:margin-right="0cm" fo:margin-top="0.002cm" fo:margin-bottom="0cm" style:contextual-spacing="false" fo:text-align="start" style:justify-single-word="false" fo:text-indent="0cm" style:auto-text-indent="false" fo:background-color="transparent">
        <style:tab-stops>
          <style:tab-stop style:position="3.193cm"/>
        </style:tab-stops>
      </style:paragraph-properties>
      <style:text-properties style:font-name="Times New Roman" fo:font-size="16pt" fo:font-style="normal" fo:font-weight="bold" officeooo:rsid="00184a2d" officeooo:paragraph-rsid="00184a2d" style:font-size-asian="14pt" style:font-style-asian="normal" style:font-weight-asian="bold" style:font-size-complex="16pt" style:font-style-complex="normal" style:font-weight-complex="bold"/>
    </style:style>
    <style:style style:name="P5" style:family="paragraph" style:parent-style-name="List_20_Paragraph" style:list-style-name="WWNum10">
      <loext:graphic-properties draw:fill="none"/>
      <style:paragraph-properties fo:margin-left="2cm" fo:margin-right="0cm" fo:margin-top="0.002cm" fo:margin-bottom="0cm" style:contextual-spacing="false" fo:text-align="justify" style:justify-single-word="false" fo:text-indent="0cm" style:auto-text-indent="false" fo:background-color="transparent">
        <style:tab-stops>
          <style:tab-stop style:position="2.339cm"/>
        </style:tab-stops>
      </style:paragraph-properties>
      <style:text-properties style:font-name="Times New Roman" fo:font-size="16pt" fo:font-style="normal" fo:font-weight="normal" officeooo:rsid="001588cc" officeooo:paragraph-rsid="001588cc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List_20_Paragraph" style:list-style-name="WWNum14">
      <loext:graphic-properties draw:fill="none"/>
      <style:paragraph-properties fo:margin-left="2cm" fo:margin-right="0cm" fo:margin-top="0.002cm" fo:margin-bottom="0cm" style:contextual-spacing="false" fo:text-align="start" style:justify-single-word="false" fo:text-indent="0cm" style:auto-text-indent="false" fo:background-color="transparent">
        <style:tab-stops>
          <style:tab-stop style:position="3.193cm"/>
        </style:tab-stops>
      </style:paragraph-properties>
      <style:text-properties style:font-name="Times New Roman" fo:font-size="16pt" fo:font-style="normal" fo:font-weight="normal" officeooo:rsid="001588cc" officeooo:paragraph-rsid="00166e65" style:font-size-asian="14pt" style:font-style-asian="normal" style:font-weight-asian="normal" style:font-size-complex="16pt" style:font-style-complex="normal" style:font-weight-complex="normal"/>
    </style:style>
    <style:style style:name="P7" style:family="paragraph" style:parent-style-name="List_20_Paragraph" style:list-style-name="WWNum10">
      <loext:graphic-properties draw:fill="none"/>
      <style:paragraph-properties fo:margin-left="2cm" fo:margin-right="0cm" fo:margin-top="0.002cm" fo:margin-bottom="0cm" style:contextual-spacing="false" fo:text-align="justify" style:justify-single-word="false" fo:text-indent="0cm" style:auto-text-indent="false" fo:background-color="transparent">
        <style:tab-stops>
          <style:tab-stop style:position="2.339cm"/>
        </style:tab-stops>
      </style:paragraph-properties>
      <style:text-properties style:font-name="Times New Roman" fo:font-size="14pt" fo:font-style="normal" fo:font-weight="normal" officeooo:rsid="001588cc" officeooo:paragraph-rsid="001588cc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List_20_Paragraph" style:list-style-name="WWNum10">
      <loext:graphic-properties draw:fill="none"/>
      <style:paragraph-properties fo:margin-left="2cm" fo:margin-right="0cm" fo:margin-top="0.002cm" fo:margin-bottom="0cm" style:contextual-spacing="false" fo:text-align="justify" style:justify-single-word="false" fo:text-indent="0cm" style:auto-text-indent="false" fo:background-color="transparent">
        <style:tab-stops>
          <style:tab-stop style:position="2.339cm"/>
        </style:tab-stops>
      </style:paragraph-properties>
      <style:text-properties style:font-name="Times New Roman" fo:font-size="14pt" fo:font-style="normal" fo:font-weight="normal" officeooo:rsid="001588cc" officeooo:paragraph-rsid="001588cc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List_20_Paragraph" style:list-style-name="WWNum10">
      <loext:graphic-properties draw:fill="none"/>
      <style:paragraph-properties fo:margin-left="2cm" fo:margin-right="0cm" fo:margin-top="0.002cm" fo:margin-bottom="0cm" style:contextual-spacing="false" fo:text-align="justify" style:justify-single-word="false" fo:text-indent="0cm" style:auto-text-indent="false" fo:background-color="transparent">
        <style:tab-stops>
          <style:tab-stop style:position="2.339cm"/>
        </style:tab-stops>
      </style:paragraph-properties>
      <style:text-properties style:font-name="Times New Roman" fo:font-size="14pt" fo:font-style="normal" fo:font-weight="normal" officeooo:rsid="001588cc" officeooo:paragraph-rsid="00166e65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List_20_Paragraph" style:list-style-name="WWNum14">
      <loext:graphic-properties draw:fill="none"/>
      <style:paragraph-properties fo:margin-left="2cm" fo:margin-right="0cm" fo:margin-top="0.002cm" fo:margin-bottom="0cm" style:contextual-spacing="false" fo:text-align="start" style:justify-single-word="false" fo:text-indent="0cm" style:auto-text-indent="false" fo:background-color="transparent">
        <style:tab-stops>
          <style:tab-stop style:position="3.193cm"/>
        </style:tab-stops>
      </style:paragraph-properties>
      <style:text-properties style:font-name="Times New Roman" fo:font-size="14pt" fo:font-style="normal" fo:font-weight="normal" officeooo:rsid="00184a2d" officeooo:paragraph-rsid="00184a2d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List_20_Paragraph">
      <loext:graphic-properties draw:fill="none"/>
      <style:paragraph-properties fo:margin-left="2cm" fo:margin-right="0cm" fo:margin-top="0.002cm" fo:margin-bottom="0cm" style:contextual-spacing="false" fo:text-align="start" style:justify-single-word="false" fo:text-indent="0cm" style:auto-text-indent="false" fo:background-color="transparent">
        <style:tab-stops>
          <style:tab-stop style:position="3.193cm"/>
        </style:tab-stops>
      </style:paragraph-properties>
      <style:text-properties style:font-name="Times New Roman" fo:font-size="14pt" fo:font-style="normal" fo:font-weight="normal" officeooo:rsid="00184a2d" officeooo:paragraph-rsid="00184a2d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List_20_Paragraph">
      <loext:graphic-properties draw:fill="none"/>
      <style:paragraph-properties fo:margin-left="2cm" fo:margin-right="0cm" fo:margin-top="0.002cm" fo:margin-bottom="0cm" style:contextual-spacing="false" fo:text-align="center" style:justify-single-word="false" fo:text-indent="0cm" style:auto-text-indent="false" fo:background-color="transparent">
        <style:tab-stops>
          <style:tab-stop style:position="3.193cm"/>
        </style:tab-stops>
      </style:paragraph-properties>
      <style:text-properties style:font-name="Times New Roman" fo:font-size="14pt" fo:font-style="normal" fo:font-weight="normal" officeooo:rsid="00184a2d" officeooo:paragraph-rsid="00184a2d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List_20_Paragraph" style:list-style-name="WWNum10">
      <loext:graphic-properties draw:fill="none"/>
      <style:paragraph-properties fo:margin-left="2cm" fo:margin-right="0cm" fo:margin-top="0.002cm" fo:margin-bottom="0cm" style:contextual-spacing="false" fo:text-align="justify" style:justify-single-word="false" fo:text-indent="0cm" style:auto-text-indent="false" fo:background-color="transparent">
        <style:tab-stops>
          <style:tab-stop style:position="2.339cm"/>
        </style:tab-stops>
      </style:paragraph-properties>
      <style:text-properties style:font-name="Times New Roman" fo:font-size="14pt" fo:font-style="normal" fo:font-weight="bold" officeooo:rsid="001588cc" officeooo:paragraph-rsid="00166e65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List_20_Paragraph" style:list-style-name="WWNum14">
      <loext:graphic-properties draw:fill="none"/>
      <style:paragraph-properties fo:margin-left="2cm" fo:margin-right="0cm" fo:margin-top="0.002cm" fo:margin-bottom="0cm" style:contextual-spacing="false" fo:text-align="start" style:justify-single-word="false" fo:text-indent="0cm" style:auto-text-indent="false" fo:background-color="transparent">
        <style:tab-stops>
          <style:tab-stop style:position="3.193cm"/>
        </style:tab-stops>
      </style:paragraph-properties>
      <style:text-properties style:font-name="Times New Roman" fo:font-size="14pt" fo:font-style="normal" fo:font-weight="bold" officeooo:rsid="00184a2d" officeooo:paragraph-rsid="00184a2d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List_20_Paragraph">
      <loext:graphic-properties draw:fill="none"/>
      <style:paragraph-properties fo:margin-left="2cm" fo:margin-right="0cm" fo:margin-top="0.002cm" fo:margin-bottom="0cm" style:contextual-spacing="false" fo:text-align="start" style:justify-single-word="false" fo:text-indent="0cm" style:auto-text-indent="false" fo:background-color="transparent">
        <style:tab-stops>
          <style:tab-stop style:position="3.193cm"/>
        </style:tab-stops>
      </style:paragraph-properties>
      <style:text-properties style:font-name="Times New Roman" fo:font-size="14pt" fo:font-style="normal" fo:font-weight="bold" officeooo:rsid="00184a2d" officeooo:paragraph-rsid="00184a2d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List_20_Paragraph">
      <loext:graphic-properties draw:fill="none"/>
      <style:paragraph-properties fo:margin-left="2cm" fo:margin-right="0cm" fo:margin-top="0.002cm" fo:margin-bottom="0cm" style:contextual-spacing="false" fo:text-align="center" style:justify-single-word="false" fo:text-indent="0cm" style:auto-text-indent="false" fo:background-color="transparent">
        <style:tab-stops>
          <style:tab-stop style:position="3.193cm"/>
        </style:tab-stops>
      </style:paragraph-properties>
      <style:text-properties style:font-name="Times New Roman" fo:font-size="14pt" fo:font-style="normal" fo:font-weight="bold" officeooo:rsid="00184a2d" officeooo:paragraph-rsid="00184a2d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List_20_Paragraph" style:list-style-name="WWNum10" style:master-page-name="">
      <loext:graphic-properties draw:fill="none"/>
      <style:paragraph-properties fo:margin-left="2cm" fo:margin-right="0cm" fo:margin-top="0.002cm" fo:margin-bottom="0cm" style:contextual-spacing="false" fo:text-align="justify" style:justify-single-word="false" fo:text-indent="0cm" style:auto-text-indent="false" style:page-number="auto" fo:background-color="transparent">
        <style:tab-stops>
          <style:tab-stop style:position="2.339cm"/>
        </style:tab-stops>
      </style:paragraph-properties>
      <style:text-properties style:font-name="Times New Roman" fo:font-size="14pt" fo:font-style="normal" fo:font-weight="normal" officeooo:rsid="001588cc" officeooo:paragraph-rsid="001588cc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List_20_Paragraph" style:list-style-name="WWNum10" style:master-page-name="">
      <loext:graphic-properties draw:fill="none"/>
      <style:paragraph-properties fo:margin-left="2cm" fo:margin-right="0cm" fo:margin-top="0.002cm" fo:margin-bottom="0cm" style:contextual-spacing="false" fo:text-align="justify" style:justify-single-word="false" fo:text-indent="0cm" style:auto-text-indent="false" style:page-number="auto" fo:background-color="transparent">
        <style:tab-stops>
          <style:tab-stop style:position="2.339cm"/>
        </style:tab-stops>
      </style:paragraph-properties>
      <style:text-properties style:font-name="Times New Roman" fo:font-size="14pt" fo:font-style="normal" fo:font-weight="normal" officeooo:rsid="001588cc" officeooo:paragraph-rsid="00166e65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List_20_Paragraph" style:list-style-name="WWNum14" style:master-page-name="">
      <loext:graphic-properties draw:fill="none"/>
      <style:paragraph-properties fo:margin-left="2cm" fo:margin-right="0cm" fo:margin-top="0.002cm" fo:margin-bottom="0cm" style:contextual-spacing="false" fo:text-align="start" style:justify-single-word="false" fo:text-indent="0cm" style:auto-text-indent="false" style:page-number="auto" fo:background-color="transparent">
        <style:tab-stops>
          <style:tab-stop style:position="3.193cm"/>
        </style:tab-stops>
      </style:paragraph-properties>
      <style:text-properties style:font-name="Times New Roman" fo:font-size="16pt" fo:font-style="normal" fo:font-weight="normal" officeooo:rsid="001588cc" officeooo:paragraph-rsid="00166e65" style:font-size-asian="14pt" style:font-style-asian="normal" style:font-weight-asian="normal" style:font-size-complex="16pt" style:font-style-complex="normal" style:font-weight-complex="normal"/>
    </style:style>
    <style:style style:name="P20" style:family="paragraph" style:parent-style-name="List_20_Paragraph" style:list-style-name="L1" style:master-page-name="">
      <loext:graphic-properties draw:fill="none"/>
      <style:paragraph-properties fo:margin-left="2cm" fo:margin-right="0cm" fo:margin-top="0.002cm" fo:margin-bottom="0cm" style:contextual-spacing="false" fo:text-align="start" style:justify-single-word="false" fo:text-indent="0cm" style:auto-text-indent="false" style:page-number="auto" fo:background-color="transparent">
        <style:tab-stops>
          <style:tab-stop style:position="3.193cm"/>
        </style:tab-stops>
      </style:paragraph-properties>
      <style:text-properties officeooo:paragraph-rsid="00184a2d"/>
    </style:style>
    <style:style style:name="P21" style:family="paragraph" style:parent-style-name="List_20_Paragraph">
      <loext:graphic-properties draw:fill="none"/>
      <style:paragraph-properties fo:margin-left="2.713cm" fo:margin-right="0cm" fo:margin-top="0.002cm" fo:margin-bottom="0cm" style:contextual-spacing="false" fo:text-align="center" style:justify-single-word="false" fo:text-indent="0cm" style:auto-text-indent="false" fo:background-color="transparent">
        <style:tab-stops>
          <style:tab-stop style:position="3.193cm"/>
        </style:tab-stops>
      </style:paragraph-properties>
      <style:text-properties style:font-name="Times New Roman" fo:font-size="16pt" fo:font-style="normal" fo:font-weight="normal" officeooo:rsid="001588cc" officeooo:paragraph-rsid="00166e65" style:font-size-asian="14pt" style:font-style-asian="normal" style:font-weight-asian="normal" style:font-size-complex="16pt" style:font-style-complex="normal" style:font-weight-complex="normal"/>
    </style:style>
    <style:style style:name="P22" style:family="paragraph" style:parent-style-name="Standard">
      <style:text-properties style:font-name="Times New Roman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6pt" officeooo:rsid="000f22e8" officeooo:paragraph-rsid="000f22e8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6pt" officeooo:rsid="000f22e8" officeooo:paragraph-rsid="000f22e8" style:font-size-asian="16pt" style:font-size-complex="16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6pt" officeooo:rsid="000fe400" officeooo:paragraph-rsid="000fe400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6pt" officeooo:rsid="000fe400" officeooo:paragraph-rsid="000fe400" style:font-size-asian="16pt" style:font-size-complex="16pt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6pt" officeooo:rsid="0011c6a1" officeooo:paragraph-rsid="0011c6a1" style:font-size-asian="16pt" style:font-size-complex="16pt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6pt" officeooo:rsid="001ac244" officeooo:paragraph-rsid="001ac244" style:font-size-asian="14pt" style:font-size-complex="16pt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Times New Roman" fo:font-size="16pt" fo:font-weight="bold" officeooo:rsid="0011c6a1" officeooo:paragraph-rsid="0011c6a1" style:font-size-asian="16pt" style:font-weight-asian="bold" style:font-size-complex="16pt" style:font-weight-complex="bold"/>
    </style:style>
    <style:style style:name="P30" style:family="paragraph" style:parent-style-name="Standard" style:master-page-name="">
      <loext:graphic-properties draw:fill="none"/>
      <style:paragraph-properties fo:margin-left="2cm" fo:margin-right="0cm" fo:text-align="justify" style:justify-single-word="false" fo:text-indent="0cm" style:auto-text-indent="false" style:page-number="auto" fo:background-color="transparent"/>
      <style:text-properties style:font-name="Times New Roman" fo:font-size="14pt" fo:font-weight="normal" officeooo:rsid="0011c6a1" officeooo:paragraph-rsid="0011c6a1" style:font-size-asian="14pt" style:font-weight-asian="normal" style:font-size-complex="14pt" style:font-weight-complex="normal"/>
    </style:style>
    <style:style style:name="P31" style:family="paragraph" style:parent-style-name="Standard">
      <loext:graphic-properties draw:fill="none"/>
      <style:paragraph-properties fo:margin-left="2cm" fo:margin-right="0cm" fo:text-align="start" style:justify-single-word="false" fo:text-indent="0cm" style:auto-text-indent="false" fo:background-color="transparent"/>
      <style:text-properties style:font-name="Times New Roman" fo:font-size="14pt" officeooo:rsid="0011c6a1" officeooo:paragraph-rsid="0011c6a1" style:font-size-asian="12.25pt" style:font-size-complex="14pt"/>
    </style:style>
    <style:style style:name="P32" style:family="paragraph" style:parent-style-name="Standard">
      <loext:graphic-properties draw:fill="none"/>
      <style:paragraph-properties fo:margin-left="2cm" fo:margin-right="0cm" fo:text-align="start" style:justify-single-word="false" fo:text-indent="0cm" style:auto-text-indent="false" fo:background-color="transparent"/>
      <style:text-properties style:font-name="Times New Roman" fo:font-size="14pt" fo:font-weight="normal" officeooo:rsid="00139d39" officeooo:paragraph-rsid="00139d39" style:font-size-asian="14pt" style:font-weight-asian="normal" style:font-size-complex="14pt" style:font-weight-complex="normal"/>
    </style:style>
    <style:style style:name="P33" style:family="paragraph" style:parent-style-name="Standard">
      <loext:graphic-properties draw:fill="none"/>
      <style:paragraph-properties fo:margin-left="2cm" fo:margin-right="0cm" fo:text-align="start" style:justify-single-word="false" fo:text-indent="0cm" style:auto-text-indent="false" fo:background-color="transparent"/>
      <style:text-properties style:font-name="Times New Roman" fo:font-size="14pt" fo:font-weight="bold" officeooo:rsid="0011c6a1" officeooo:paragraph-rsid="0011c6a1" style:font-size-asian="12.25pt" style:font-weight-asian="bold" style:font-size-complex="14pt" style:font-weight-complex="bold"/>
    </style:style>
    <style:style style:name="P34" style:family="paragraph" style:parent-style-name="Standard">
      <loext:graphic-properties draw:fill="none"/>
      <style:paragraph-properties fo:margin-left="2cm" fo:margin-right="0cm" fo:text-align="center" style:justify-single-word="false" fo:text-indent="0cm" style:auto-text-indent="false" fo:background-color="transparent"/>
      <style:text-properties style:font-name="Times New Roman" fo:font-size="14pt" fo:font-weight="bold" officeooo:rsid="00139d39" officeooo:paragraph-rsid="00139d39" style:font-size-asian="14pt" style:font-weight-asian="bold" style:font-size-complex="14pt" style:font-weight-complex="bold"/>
    </style:style>
    <style:style style:name="P35" style:family="paragraph" style:parent-style-name="Standard">
      <loext:graphic-properties draw:fill="none"/>
      <style:paragraph-properties fo:margin-left="2cm" fo:margin-right="0cm" fo:text-align="start" style:justify-single-word="false" fo:text-indent="0cm" style:auto-text-indent="false" fo:background-color="transparent"/>
      <style:text-properties style:font-name="Times New Roman" fo:font-size="14pt" fo:font-weight="bold" officeooo:rsid="00139d39" officeooo:paragraph-rsid="00139d39" style:font-size-asian="14pt" style:font-weight-asian="bold" style:font-size-complex="14pt" style:font-weight-complex="bold"/>
    </style:style>
    <style:style style:name="P36" style:family="paragraph" style:parent-style-name="Standard">
      <loext:graphic-properties draw:fill="none"/>
      <style:paragraph-properties fo:margin-left="2cm" fo:margin-right="0cm" fo:text-align="center" style:justify-single-word="false" fo:text-indent="0cm" style:auto-text-indent="false" fo:background-color="transparent"/>
      <style:text-properties style:font-name="Times New Roman" fo:font-size="16pt" fo:font-weight="bold" officeooo:rsid="0011c6a1" officeooo:paragraph-rsid="0011c6a1" style:font-size-asian="14pt" style:font-weight-asian="bold" style:font-size-complex="16pt" style:font-weight-complex="bold"/>
    </style:style>
    <style:style style:name="P37" style:family="paragraph" style:parent-style-name="Standard">
      <loext:graphic-properties draw:fill="none"/>
      <style:paragraph-properties fo:margin-left="2cm" fo:margin-right="0cm" fo:text-align="start" style:justify-single-word="false" fo:text-indent="0cm" style:auto-text-indent="false" fo:background-color="transparent"/>
      <style:text-properties style:font-name="Times New Roman" fo:font-size="16pt" fo:font-weight="bold" officeooo:rsid="001588cc" officeooo:paragraph-rsid="001588cc" style:font-size-asian="16pt" style:font-weight-asian="bold" style:font-size-complex="16pt" style:font-weight-complex="bold"/>
    </style:style>
    <style:style style:name="P38" style:family="paragraph" style:parent-style-name="Standard">
      <loext:graphic-properties draw:fill="none"/>
      <style:paragraph-properties fo:margin-left="2cm" fo:margin-right="0cm" fo:text-align="start" style:justify-single-word="false" fo:text-indent="0cm" style:auto-text-indent="false" fo:background-color="transparent"/>
      <style:text-properties style:font-name="Times New Roman" fo:font-size="16pt" fo:font-weight="normal" officeooo:rsid="0011c6a1" officeooo:paragraph-rsid="0011c6a1" style:font-size-asian="16pt" style:font-weight-asian="normal" style:font-size-complex="16pt" style:font-weight-complex="normal"/>
    </style:style>
    <style:style style:name="P39" style:family="paragraph" style:parent-style-name="Standard">
      <loext:graphic-properties draw:fill="none"/>
      <style:paragraph-properties fo:margin-left="2cm" fo:margin-right="0cm" fo:text-align="start" style:justify-single-word="false" fo:text-indent="0cm" style:auto-text-indent="false" fo:background-color="transparent"/>
      <style:text-properties style:font-name="Times New Roman" fo:font-size="16pt" fo:font-weight="normal" officeooo:rsid="001588cc" officeooo:paragraph-rsid="001588cc" style:font-size-asian="16pt" style:font-weight-asian="normal" style:font-size-complex="16pt" style:font-weight-complex="normal"/>
    </style:style>
    <style:style style:name="P40" style:family="paragraph" style:parent-style-name="Standard">
      <loext:graphic-properties draw:fill="none"/>
      <style:paragraph-properties fo:margin-left="2cm" fo:margin-right="0cm" fo:text-align="start" style:justify-single-word="false" fo:text-indent="0cm" style:auto-text-indent="false" fo:background-color="transparent"/>
      <style:text-properties style:font-name="Times New Roman" fo:font-size="16pt" officeooo:rsid="0011c6a1" officeooo:paragraph-rsid="0011c6a1" style:font-size-asian="16pt" style:font-size-complex="16pt"/>
    </style:style>
    <style:style style:name="P41" style:family="paragraph" style:parent-style-name="Standard">
      <loext:graphic-properties draw:fill="none"/>
      <style:paragraph-properties fo:margin-left="2cm" fo:margin-right="0cm" fo:text-align="start" style:justify-single-word="false" fo:text-indent="0cm" style:auto-text-indent="false" fo:background-color="transparent"/>
      <style:text-properties officeooo:paragraph-rsid="0018c9a3"/>
    </style:style>
    <style:style style:name="P42" style:family="paragraph" style:parent-style-name="Standard">
      <loext:graphic-properties draw:fill="none"/>
      <style:paragraph-properties fo:margin-left="2cm" fo:margin-right="0cm" fo:text-align="start" style:justify-single-word="false" fo:text-indent="0cm" style:auto-text-indent="false" fo:background-color="transparent"/>
      <style:text-properties fo:font-weight="normal" officeooo:paragraph-rsid="0018c9a3" style:font-weight-asian="normal" style:font-weight-complex="normal"/>
    </style:style>
    <style:style style:name="P43" style:family="paragraph" style:parent-style-name="Standard" style:master-page-name="">
      <loext:graphic-properties draw:fill="none"/>
      <style:paragraph-properties fo:margin-left="2cm" fo:margin-right="0cm" fo:text-align="start" style:justify-single-word="false" fo:text-indent="0cm" style:auto-text-indent="false" style:page-number="auto" fo:background-color="transparent"/>
      <style:text-properties style:font-name="Times New Roman" fo:font-size="14pt" fo:font-weight="bold" officeooo:rsid="0011c6a1" officeooo:paragraph-rsid="0011c6a1" style:font-size-asian="12.25pt" style:font-weight-asian="bold" style:font-size-complex="14pt" style:font-weight-complex="bold"/>
    </style:style>
    <style:style style:name="P44" style:family="paragraph" style:parent-style-name="Standard" style:master-page-name="">
      <loext:graphic-properties draw:fill="none"/>
      <style:paragraph-properties fo:margin-left="2cm" fo:margin-right="0cm" fo:text-align="center" style:justify-single-word="false" fo:text-indent="0cm" style:auto-text-indent="false" style:page-number="auto" fo:background-color="transparent"/>
      <style:text-properties style:font-name="Times New Roman" fo:font-size="16pt" officeooo:rsid="0011c6a1" officeooo:paragraph-rsid="0011c6a1" style:font-size-asian="16pt" style:font-size-complex="16pt"/>
    </style:style>
    <style:style style:name="P45" style:family="paragraph" style:parent-style-name="Standard" style:master-page-name="">
      <loext:graphic-properties draw:fill="none"/>
      <style:paragraph-properties fo:margin-left="2cm" fo:margin-right="0cm" fo:text-align="start" style:justify-single-word="false" fo:text-indent="0cm" style:auto-text-indent="false" style:page-number="auto" fo:background-color="transparent"/>
      <style:text-properties style:font-name="Times New Roman" fo:font-size="16pt" fo:font-weight="bold" officeooo:rsid="001588cc" officeooo:paragraph-rsid="001588cc" style:font-size-asian="16pt" style:font-weight-asian="bold" style:font-size-complex="16pt" style:font-weight-complex="bold"/>
    </style:style>
    <style:style style:name="P46" style:family="paragraph" style:parent-style-name="Standard" style:master-page-name="">
      <loext:graphic-properties draw:fill="none"/>
      <style:paragraph-properties fo:margin-left="2cm" fo:margin-right="1.199cm" fo:text-align="justify" style:justify-single-word="false" fo:text-indent="0cm" style:auto-text-indent="false" style:page-number="auto" fo:background-color="transparent"/>
      <style:text-properties style:font-name="Times New Roman" fo:font-size="14pt" fo:font-weight="normal" officeooo:rsid="0011c6a1" officeooo:paragraph-rsid="0011c6a1" style:font-size-asian="14pt" style:font-weight-asian="normal" style:font-size-complex="14pt" style:font-weight-complex="normal"/>
    </style:style>
    <style:style style:name="P47" style:family="paragraph" style:parent-style-name="Standard" style:master-page-name="">
      <loext:graphic-properties draw:fill="none"/>
      <style:paragraph-properties fo:margin-left="2cm" fo:margin-right="1.199cm" fo:text-align="justify" style:justify-single-word="false" fo:text-indent="0cm" style:auto-text-indent="false" style:page-number="auto" fo:background-color="transparent"/>
      <style:text-properties fo:font-size="14pt" officeooo:paragraph-rsid="00139d39" style:font-size-asian="14pt" style:font-size-complex="14pt"/>
    </style:style>
    <style:style style:name="P48" style:family="paragraph" style:parent-style-name="Standard">
      <loext:graphic-properties draw:fill="none"/>
      <style:paragraph-properties fo:margin-left="2cm" fo:margin-right="0cm" fo:text-align="start" style:justify-single-word="false" fo:text-indent="0cm" style:auto-text-indent="false" fo:background-color="transparent"/>
      <style:text-properties style:font-name="Times New Roman" fo:font-size="14pt" officeooo:rsid="001ac244" officeooo:paragraph-rsid="001ac244" style:font-size-asian="14pt" style:font-size-complex="14pt"/>
    </style:style>
    <style:style style:name="P49" style:family="paragraph" style:parent-style-name="Standard" style:master-page-name="">
      <loext:graphic-properties draw:fill="none"/>
      <style:paragraph-properties fo:margin-left="2.499cm" fo:margin-right="0cm" fo:text-align="start" style:justify-single-word="false" fo:text-indent="0cm" style:auto-text-indent="false" style:page-number="auto" fo:background-color="transparent"/>
      <style:text-properties style:font-name="Times New Roman" fo:font-size="14pt" officeooo:rsid="001ac244" officeooo:paragraph-rsid="001ac244" style:font-size-asian="14pt" style:font-size-complex="14pt"/>
    </style:style>
    <style:style style:name="P50" style:family="paragraph" style:parent-style-name="Standard" style:master-page-name="">
      <loext:graphic-properties draw:fill="none"/>
      <style:paragraph-properties fo:margin-left="0cm" fo:margin-right="0.499cm" fo:text-align="start" style:justify-single-word="false" fo:text-indent="0cm" style:auto-text-indent="false" style:page-number="auto" fo:background-color="transparent"/>
      <style:text-properties style:font-name="Times New Roman" fo:font-size="14pt" officeooo:rsid="001ac244" officeooo:paragraph-rsid="001ac244" style:font-size-asian="14pt" style:font-size-complex="14pt"/>
    </style:style>
    <style:style style:name="P51" style:family="paragraph" style:parent-style-name="Standard" style:master-page-name="">
      <loext:graphic-properties draw:fill="none"/>
      <style:paragraph-properties fo:margin-left="0cm" fo:margin-right="0.499cm" fo:text-align="start" style:justify-single-word="false" fo:text-indent="0cm" style:auto-text-indent="false" style:page-number="auto" fo:background-color="transparent"/>
      <style:text-properties style:font-name="Times New Roman" fo:font-size="14pt" officeooo:rsid="001ac244" officeooo:paragraph-rsid="001ac244" style:font-size-asian="14pt" style:font-size-complex="14pt"/>
    </style:style>
    <style:style style:name="P52" style:family="paragraph" style:parent-style-name="Standard" style:master-page-name="">
      <loext:graphic-properties draw:fill="none"/>
      <style:paragraph-properties fo:margin-left="0cm" fo:margin-right="0.499cm" fo:text-align="start" style:justify-single-word="false" fo:text-indent="0cm" style:auto-text-indent="false" style:page-number="auto" fo:background-color="transparent"/>
      <style:text-properties style:font-name="Times New Roman" fo:font-size="14pt" officeooo:rsid="001ac244" officeooo:paragraph-rsid="001ac244" style:font-size-asian="14pt" style:font-size-complex="14pt"/>
    </style:style>
    <style:style style:name="P53" style:family="paragraph" style:parent-style-name="Standard">
      <loext:graphic-properties draw:fill="none"/>
      <style:paragraph-properties fo:margin-left="0cm" fo:margin-right="0.499cm" fo:text-align="start" style:justify-single-word="false" fo:text-indent="0cm" style:auto-text-indent="false" fo:background-color="transparent"/>
      <style:text-properties style:font-name="Times New Roman" fo:font-size="14pt" officeooo:rsid="001ac244" officeooo:paragraph-rsid="001ac244" style:font-size-asian="14pt" style:font-size-complex="14pt"/>
    </style:style>
    <style:style style:name="P54" style:family="paragraph" style:parent-style-name="Standard" style:master-page-name="">
      <loext:graphic-properties draw:fill="none"/>
      <style:paragraph-properties fo:margin-left="0cm" fo:margin-right="0.499cm" fo:text-align="start" style:justify-single-word="false" fo:text-indent="0cm" style:auto-text-indent="false" style:page-number="auto" fo:background-color="transparent"/>
      <style:text-properties style:font-name="Times New Roman" fo:font-size="14pt" officeooo:rsid="001ac244" officeooo:paragraph-rsid="001ac244" style:font-size-asian="14pt" style:font-size-complex="14pt"/>
    </style:style>
    <style:style style:name="P55" style:family="paragraph" style:parent-style-name="Standard" style:master-page-name="">
      <loext:graphic-properties draw:fill="none"/>
      <style:paragraph-properties fo:margin-left="0cm" fo:margin-right="0.499cm" fo:text-align="start" style:justify-single-word="false" fo:text-indent="0cm" style:auto-text-indent="false" style:page-number="auto" fo:background-color="transparent"/>
      <style:text-properties style:font-name="Times New Roman" fo:font-size="14pt" officeooo:rsid="001ac244" officeooo:paragraph-rsid="001ac244" style:font-size-asian="14pt" style:font-size-complex="14pt"/>
    </style:style>
    <style:style style:name="P56" style:family="paragraph" style:parent-style-name="Standard" style:master-page-name="">
      <loext:graphic-properties draw:fill="none"/>
      <style:paragraph-properties fo:margin-left="0cm" fo:margin-right="0.499cm" fo:text-align="start" style:justify-single-word="false" fo:text-indent="0cm" style:auto-text-indent="false" style:page-number="auto" fo:background-color="transparent"/>
      <style:text-properties style:font-name="Times New Roman" fo:font-size="14pt" officeooo:rsid="001ac244" officeooo:paragraph-rsid="001ac244" style:font-size-asian="14pt" style:font-size-complex="14pt"/>
    </style:style>
    <style:style style:name="P57" style:family="paragraph" style:parent-style-name="Standard" style:master-page-name="">
      <loext:graphic-properties draw:fill="none"/>
      <style:paragraph-properties fo:margin-left="0cm" fo:margin-right="0.499cm" fo:text-align="start" style:justify-single-word="false" fo:text-indent="0cm" style:auto-text-indent="false" style:page-number="auto" fo:background-color="transparent"/>
      <style:text-properties style:font-name="Times New Roman" fo:font-size="14pt" officeooo:rsid="001ac244" officeooo:paragraph-rsid="001ac244" style:font-size-asian="14pt" style:font-size-complex="14pt"/>
    </style:style>
    <style:style style:name="P58" style:family="paragraph" style:parent-style-name="Standard" style:master-page-name="">
      <loext:graphic-properties draw:fill="none"/>
      <style:paragraph-properties fo:margin-left="0cm" fo:margin-right="0.499cm" fo:text-align="start" style:justify-single-word="false" fo:text-indent="0cm" style:auto-text-indent="false" style:page-number="auto" fo:background-color="transparent"/>
      <style:text-properties style:font-name="Times New Roman" fo:font-size="14pt" officeooo:rsid="001ac244" officeooo:paragraph-rsid="001ac244" style:font-size-asian="14pt" style:font-size-complex="14pt"/>
    </style:style>
    <style:style style:name="P59" style:family="paragraph" style:parent-style-name="Standard" style:master-page-name="">
      <loext:graphic-properties draw:fill="none"/>
      <style:paragraph-properties fo:margin-left="0cm" fo:margin-right="0.499cm" fo:text-align="start" style:justify-single-word="false" fo:text-indent="0cm" style:auto-text-indent="false" style:page-number="auto" fo:background-color="transparent"/>
      <style:text-properties style:font-name="Times New Roman" fo:font-size="14pt" officeooo:rsid="001ac244" officeooo:paragraph-rsid="001ac244" style:font-size-asian="14pt" style:font-size-complex="14pt"/>
    </style:style>
    <style:style style:name="P60" style:family="paragraph" style:parent-style-name="Standard" style:master-page-name="">
      <loext:graphic-properties draw:fill="none"/>
      <style:paragraph-properties fo:margin-left="0cm" fo:margin-right="0.499cm" fo:text-align="start" style:justify-single-word="false" fo:text-indent="0cm" style:auto-text-indent="false" style:page-number="auto" fo:background-color="transparent"/>
      <style:text-properties style:font-name="Times New Roman" fo:font-size="14pt" officeooo:rsid="001ac244" officeooo:paragraph-rsid="001ac244" style:font-size-asian="14pt" style:font-size-complex="14pt"/>
    </style:style>
    <style:style style:name="P61" style:family="paragraph" style:parent-style-name="Standard" style:master-page-name="">
      <loext:graphic-properties draw:fill="none"/>
      <style:paragraph-properties fo:margin-left="0cm" fo:margin-right="0.499cm" fo:text-align="start" style:justify-single-word="false" fo:text-indent="0cm" style:auto-text-indent="false" style:page-number="auto" fo:background-color="transparent"/>
      <style:text-properties style:font-name="Times New Roman" fo:font-size="14pt" officeooo:rsid="001ac244" officeooo:paragraph-rsid="001ac244" style:font-size-asian="14pt" style:font-size-complex="14pt"/>
    </style:style>
    <style:style style:name="P62" style:family="paragraph" style:parent-style-name="Standard" style:master-page-name="">
      <loext:graphic-properties draw:fill="none"/>
      <style:paragraph-properties fo:margin-left="0cm" fo:margin-right="0.499cm" fo:text-align="start" style:justify-single-word="false" fo:text-indent="0cm" style:auto-text-indent="false" style:page-number="auto" fo:background-color="transparent"/>
      <style:text-properties style:font-name="Times New Roman" fo:font-size="14pt" officeooo:rsid="001ac244" officeooo:paragraph-rsid="001ac244" style:font-size-asian="14pt" style:font-size-complex="14pt"/>
    </style:style>
    <style:style style:name="P63" style:family="paragraph" style:parent-style-name="Standard" style:master-page-name="">
      <loext:graphic-properties draw:fill="none"/>
      <style:paragraph-properties fo:margin-left="0cm" fo:margin-right="0.499cm" fo:text-align="start" style:justify-single-word="false" fo:text-indent="0cm" style:auto-text-indent="false" style:page-number="auto" fo:background-color="transparent"/>
      <style:text-properties style:font-name="Times New Roman" fo:font-size="14pt" officeooo:rsid="001ac244" officeooo:paragraph-rsid="001ac244" style:font-size-asian="14pt" style:font-size-complex="14pt"/>
    </style:style>
    <style:style style:name="P64" style:family="paragraph" style:parent-style-name="Standard" style:master-page-name="">
      <loext:graphic-properties draw:fill="none"/>
      <style:paragraph-properties fo:margin-left="0cm" fo:margin-right="0.499cm" fo:text-align="start" style:justify-single-word="false" fo:text-indent="0cm" style:auto-text-indent="false" style:page-number="auto" fo:background-color="transparent"/>
      <style:text-properties style:font-name="Times New Roman" fo:font-size="14pt" officeooo:rsid="001ac244" officeooo:paragraph-rsid="001ac244" style:font-size-asian="14pt" style:font-size-complex="14pt"/>
    </style:style>
    <style:style style:name="P65" style:family="paragraph" style:parent-style-name="Standard" style:master-page-name="">
      <loext:graphic-properties draw:fill="none"/>
      <style:paragraph-properties fo:margin-left="0cm" fo:margin-right="0.499cm" fo:text-align="start" style:justify-single-word="false" fo:text-indent="0cm" style:auto-text-indent="false" style:page-number="auto" fo:background-color="transparent"/>
      <style:text-properties style:font-name="Times New Roman" fo:font-size="14pt" officeooo:rsid="001ac244" officeooo:paragraph-rsid="001ac244" style:font-size-asian="14pt" style:font-size-complex="14pt"/>
    </style:style>
    <style:style style:name="P66" style:family="paragraph" style:parent-style-name="Standard" style:master-page-name="">
      <loext:graphic-properties draw:fill="none"/>
      <style:paragraph-properties fo:margin-left="0cm" fo:margin-right="0.499cm" fo:text-align="start" style:justify-single-word="false" fo:text-indent="0cm" style:auto-text-indent="false" style:page-number="auto" fo:background-color="transparent"/>
      <style:text-properties style:font-name="Times New Roman" fo:font-size="14pt" officeooo:rsid="001ac244" officeooo:paragraph-rsid="001ac244" style:font-size-asian="14pt" style:font-size-complex="14pt"/>
    </style:style>
    <style:style style:name="P67" style:family="paragraph" style:parent-style-name="Standard" style:master-page-name="">
      <loext:graphic-properties draw:fill="none"/>
      <style:paragraph-properties fo:margin-left="0cm" fo:margin-right="0.499cm" fo:text-align="start" style:justify-single-word="false" fo:text-indent="0cm" style:auto-text-indent="false" style:page-number="auto" fo:background-color="transparent"/>
      <style:text-properties style:font-name="Times New Roman" fo:font-size="14pt" officeooo:rsid="001ac244" officeooo:paragraph-rsid="001ac244" style:font-size-asian="14pt" style:font-size-complex="14pt"/>
    </style:style>
    <style:style style:name="P68" style:family="paragraph" style:parent-style-name="Standard" style:master-page-name="">
      <loext:graphic-properties draw:fill="none"/>
      <style:paragraph-properties fo:margin-left="0cm" fo:margin-right="0.499cm" fo:text-align="start" style:justify-single-word="false" fo:text-indent="0cm" style:auto-text-indent="false" style:page-number="auto" fo:background-color="transparent"/>
      <style:text-properties style:font-name="Times New Roman" fo:font-size="14pt" officeooo:rsid="001ac244" officeooo:paragraph-rsid="001ac244" style:font-size-asian="14pt" style:font-size-complex="14pt"/>
    </style:style>
    <style:style style:name="P69" style:family="paragraph" style:parent-style-name="Standard" style:master-page-name="">
      <loext:graphic-properties draw:fill="none"/>
      <style:paragraph-properties fo:margin-left="0cm" fo:margin-right="0.499cm" fo:text-align="start" style:justify-single-word="false" fo:text-indent="0cm" style:auto-text-indent="false" style:page-number="auto" fo:background-color="transparent"/>
      <style:text-properties style:font-name="Times New Roman" fo:font-size="14pt" officeooo:rsid="001ac244" officeooo:paragraph-rsid="001ac244" style:font-size-asian="14pt" style:font-size-complex="14pt"/>
    </style:style>
    <style:style style:name="P70" style:family="paragraph" style:parent-style-name="Standard" style:master-page-name="">
      <loext:graphic-properties draw:fill="none"/>
      <style:paragraph-properties fo:margin-left="0cm" fo:margin-right="0.499cm" fo:text-align="start" style:justify-single-word="false" fo:text-indent="0cm" style:auto-text-indent="false" style:page-number="auto" fo:background-color="transparent"/>
      <style:text-properties style:font-name="Times New Roman" fo:font-size="14pt" officeooo:rsid="001ac244" officeooo:paragraph-rsid="001ac244" style:font-size-asian="14pt" style:font-size-complex="14pt"/>
    </style:style>
    <style:style style:name="P71" style:family="paragraph" style:parent-style-name="Standard" style:master-page-name="">
      <loext:graphic-properties draw:fill="none"/>
      <style:paragraph-properties fo:margin-left="0cm" fo:margin-right="0.499cm" fo:text-align="start" style:justify-single-word="false" fo:text-indent="0cm" style:auto-text-indent="false" style:page-number="auto" fo:background-color="transparent"/>
      <style:text-properties style:font-name="Times New Roman" fo:font-size="14pt" officeooo:rsid="001ac244" officeooo:paragraph-rsid="001ac244" style:font-size-asian="14pt" style:font-size-complex="14pt"/>
    </style:style>
    <style:style style:name="P72" style:family="paragraph" style:parent-style-name="Standard" style:master-page-name="">
      <loext:graphic-properties draw:fill="none"/>
      <style:paragraph-properties fo:margin-left="0cm" fo:margin-right="0.499cm" fo:text-align="start" style:justify-single-word="false" fo:text-indent="0cm" style:auto-text-indent="false" style:page-number="auto" fo:background-color="transparent"/>
      <style:text-properties style:font-name="Times New Roman" fo:font-size="14pt" officeooo:rsid="001ac244" officeooo:paragraph-rsid="001ac244" style:font-size-asian="14pt" style:font-size-complex="14pt"/>
    </style:style>
    <style:style style:name="P73" style:family="paragraph" style:parent-style-name="Standard" style:master-page-name="">
      <loext:graphic-properties draw:fill="none"/>
      <style:paragraph-properties fo:margin-left="0cm" fo:margin-right="0.499cm" fo:text-align="start" style:justify-single-word="false" fo:text-indent="0cm" style:auto-text-indent="false" style:page-number="auto" fo:background-color="transparent"/>
      <style:text-properties style:font-name="Times New Roman" fo:font-size="14pt" officeooo:rsid="001ac244" officeooo:paragraph-rsid="001ac244" style:font-size-asian="14pt" style:font-size-complex="14pt"/>
    </style:style>
    <style:style style:name="P74" style:family="paragraph" style:parent-style-name="Standard" style:master-page-name="">
      <loext:graphic-properties draw:fill="none"/>
      <style:paragraph-properties fo:margin-left="0cm" fo:margin-right="0.499cm" fo:text-align="start" style:justify-single-word="false" fo:text-indent="0cm" style:auto-text-indent="false" style:page-number="auto" fo:background-color="transparent"/>
      <style:text-properties style:font-name="Times New Roman" fo:font-size="14pt" officeooo:rsid="001ac244" officeooo:paragraph-rsid="001ac244" style:font-size-asian="14pt" style:font-size-complex="14pt"/>
    </style:style>
    <style:style style:name="P75" style:family="paragraph" style:parent-style-name="Standard" style:master-page-name="">
      <loext:graphic-properties draw:fill="none"/>
      <style:paragraph-properties fo:margin-left="0cm" fo:margin-right="0.499cm" fo:text-align="start" style:justify-single-word="false" fo:text-indent="0cm" style:auto-text-indent="false" style:page-number="auto" fo:background-color="transparent"/>
      <style:text-properties style:font-name="Times New Roman" fo:font-size="14pt" officeooo:rsid="001ac244" officeooo:paragraph-rsid="001ac244" style:font-size-asian="14pt" style:font-size-complex="14pt"/>
    </style:style>
    <style:style style:name="P76" style:family="paragraph" style:parent-style-name="Standard" style:master-page-name="">
      <loext:graphic-properties draw:fill="none"/>
      <style:paragraph-properties fo:margin-left="0cm" fo:margin-right="0.499cm" fo:text-align="start" style:justify-single-word="false" fo:text-indent="0cm" style:auto-text-indent="false" style:page-number="auto" fo:background-color="transparent"/>
      <style:text-properties style:font-name="Times New Roman" fo:font-size="14pt" officeooo:rsid="001ac244" officeooo:paragraph-rsid="001ac244" style:font-size-asian="14pt" style:font-size-complex="14pt"/>
    </style:style>
    <style:style style:name="P77" style:family="paragraph" style:parent-style-name="Standard" style:master-page-name="">
      <loext:graphic-properties draw:fill="none"/>
      <style:paragraph-properties fo:margin-left="0cm" fo:margin-right="0.499cm" fo:text-align="start" style:justify-single-word="false" fo:text-indent="0cm" style:auto-text-indent="false" style:page-number="auto" fo:background-color="transparent">
        <style:tab-stops>
          <style:tab-stop style:position="16.501cm"/>
        </style:tab-stops>
      </style:paragraph-properties>
      <style:text-properties style:font-name="Times New Roman" fo:font-size="14pt" officeooo:rsid="001ac244" officeooo:paragraph-rsid="001ac244" style:font-size-asian="14pt" style:font-size-complex="14pt"/>
    </style:style>
    <style:style style:name="T1" style:family="text">
      <style:text-properties style:font-name="Times New Roman" fo:font-size="14pt" officeooo:rsid="0018c9a3" style:font-size-asian="12.25pt" style:font-size-complex="14pt"/>
    </style:style>
    <style:style style:name="T2" style:family="text">
      <style:text-properties style:font-name="Times New Roman" fo:font-size="14pt" fo:font-style="normal" fo:font-weight="bold" officeooo:rsid="00184a2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style:font-name="Times New Roman" fo:font-size="14pt" fo:font-weight="bold" officeooo:rsid="0018c9a3" style:font-size-asian="12.25pt" style:font-weight-asian="bold" style:font-size-complex="14pt" style:font-weight-complex="bold"/>
    </style:style>
    <style:style style:name="T4" style:family="text">
      <style:text-properties style:font-name="Times New Roman" fo:font-size="14pt" officeooo:rsid="0018c9a3" style:font-size-asian="14pt" style:font-size-complex="14pt"/>
    </style:style>
    <style:style style:name="T5" style:family="text">
      <style:text-properties style:font-name="Times New Roman" fo:font-size="14pt" officeooo:rsid="0011c6a1" style:font-size-asian="14pt" style:font-size-complex="14pt"/>
    </style:style>
    <style:style style:name="T6" style:family="text">
      <style:text-properties style:font-name="Times New Roman" officeooo:rsid="00139d39"/>
    </style:style>
    <style:style style:name="T7" style:family="text">
      <style:text-properties style:font-name="Times New Roman" officeooo:rsid="0011c6a1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13.5pt" fo:font-weight="bold" style:font-size-asian="13.5pt" style:font-weight-asian="bold"/>
    </style:style>
    <style:style style:name="T11" style:family="text">
      <style:text-properties fo:font-size="13.5pt" fo:font-weight="bold" officeooo:rsid="00166e65" style:font-size-asian="13.5pt" style:font-weight-asian="bold"/>
    </style:style>
    <style:style style:name="T12" style:family="text">
      <style:text-properties fo:font-size="13.5pt" style:font-size-asian="13.5pt"/>
    </style:style>
    <style:style style:name="T13" style:family="text">
      <style:text-properties fo:font-size="13.5pt" style:font-size-asian="13.5pt" style:font-size-complex="14pt"/>
    </style:style>
    <style:style style:name="T14" style:family="text">
      <style:text-properties fo:font-size="13.5pt" officeooo:rsid="00184a2d" style:font-size-asian="13.5pt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66e65" style:font-weight-asian="bold" style:font-weight-complex="bold"/>
    </style:style>
    <style:style style:name="T18" style:family="text">
      <style:text-properties fo:font-weight="bold" officeooo:rsid="0011c6a1" style:font-weight-asian="bold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fo:font-weight="bold" style:font-size-asian="14pt" style:font-weight-asian="bold" style:font-size-complex="14pt" style:font-weight-complex="bold"/>
    </style:style>
    <style:style style:name="T21" style:family="text">
      <style:text-properties fo:font-size="14pt" style:font-size-complex="14pt"/>
    </style:style>
    <style:style style:name="T22" style:family="text">
      <style:text-properties style:font-size-asian="14pt"/>
    </style:style>
    <style:style style:name="T23" style:family="text">
      <style:text-properties officeooo:rsid="0018c9a3" style:font-size-asian="14pt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1c46a9" style:font-weight-asian="normal" style:font-weight-complex="normal"/>
    </style:style>
    <style:style style:name="T26" style:family="text">
      <style:text-properties officeooo:rsid="00166e65"/>
    </style:style>
    <style:style style:name="T27" style:family="text">
      <style:text-properties fo:font-size="15pt" fo:font-weight="bold" style:font-size-asian="15pt" style:font-weight-asian="bold" style:font-size-complex="15pt" style:font-weight-complex="bold"/>
    </style:style>
    <style:style style:name="T28" style:family="text">
      <style:text-properties officeooo:rsid="0018c9a3"/>
    </style:style>
    <style:style style:name="T29" style:family="text">
      <style:text-properties officeooo:rsid="001c46a9"/>
    </style:style>
    <style:style style:name="T30" style:family="text">
      <style:text-properties officeooo:rsid="001d29c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85cm" fo:text-indent="-0.635cm" fo:margin-left="8.8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7">Обучающие пособие по проектированию баз данных</text:p>
      <text:p text:style-name="P23">Техническое задание </text:p>
      <text:p text:style-name="P23">Лист утверждения</text:p>
      <text:p text:style-name="P23">А.В.000011-02 ТЗ 01-ЛУ</text:p>
      <text:p text:style-name="P24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5">2021</text:p>
      <text:p text:style-name="P26"/>
      <text:p text:style-name="P26"/>
      <text:p text:style-name="P26"/>
      <text:p text:style-name="P26"/>
      <text:p text:style-name="P28"><text:soft-page-break/>Содержание</text:p>
      <text:p text:style-name="P77">1. Введение…………………………………………………………………….<text:span text:style-name="T29">4</text:span></text:p>
      <text:p text:style-name="P50">1.1. Наименование программы……………………………………………….<text:span text:style-name="T29">4</text:span></text:p>
      <text:p text:style-name="P50">1.2. Краткая характеристика области применения программы…………….<text:span text:style-name="T29">4</text:span></text:p>
      <text:p text:style-name="P53">1.3. Плановые сроки начала и окончания работы по созданию системы….<text:span text:style-name="T29">4</text:span></text:p>
      <text:p text:style-name="P50">2.Основание для разработки………………………………………………….<text:span text:style-name="T29">4</text:span></text:p>
      <text:p text:style-name="P50">2.1. Основание для проведения разработки…………………………………<text:span text:style-name="T29">4</text:span></text:p>
      <text:p text:style-name="P53">2.2. Наименование и условное обозначение темы разработки…………….<text:span text:style-name="T29">4</text:span></text:p>
      <text:p text:style-name="P50">3. НАЗНАЧЕНИЕ РАЗРАБОТКИ…………………………………………….<text:span text:style-name="T29">4</text:span></text:p>
      <text:p text:style-name="P50">3.1. Функциональное назначение программы………………………………<text:span text:style-name="T29">4</text:span></text:p>
      <text:p text:style-name="P53">3.2. Эксплуатационное назначение программы…………………………….<text:span text:style-name="T29">4</text:span></text:p>
      <text:p text:style-name="P50">4. ТРЕБОВАНИЯ К ПРОГРАММЕ………………………………………….<text:span text:style-name="T29">4</text:span></text:p>
      <text:p text:style-name="P50">4.1. Требования к функциональным характеристикам…………………….<text:span text:style-name="T29">4</text:span></text:p>
      <text:p text:style-name="P50">4.1.1. Требования к составу выполняемых функций………………………<text:span text:style-name="T29">4</text:span></text:p>
      <text:p text:style-name="P53">4.1.2. Требования к организации входных данных………………………...<text:span text:style-name="T29">4</text:span></text:p>
      <text:p text:style-name="P53">4.1.3. Требования к организации выходных данных………………………<text:span text:style-name="T29">4</text:span></text:p>
      <text:p text:style-name="P53">4.1.4. Требования к временным характеристикам…………………………<text:span text:style-name="T29">4</text:span></text:p>
      <text:p text:style-name="P50">4.2. Требования к надежности………………………………………………<text:span text:style-name="T30">5</text:span></text:p>
      <text:p text:style-name="P50">4.2.1 Требования к обеспечению надежного (устойчивого) функционирования программы……………………………………………………………………<text:span text:style-name="T30">5</text:span></text:p>
      <text:p text:style-name="P53">4.2.2. Время восстановления после отказа…………………………………<text:span text:style-name="T30">5</text:span></text:p>
      <text:p text:style-name="P53">4.2.3. Отказы из-за некорректных действий оператора……………………<text:span text:style-name="T30">5</text:span></text:p>
      <text:p text:style-name="P50">4.3. Условия эксплуатации…………………………………………………..<text:span text:style-name="T30">5</text:span></text:p>
      <text:p text:style-name="P50">4.3.1. Климатические условия эксплуатации………………………………<text:span text:style-name="T30">5</text:span></text:p>
      <text:p text:style-name="P53">4.3.2. Требования к видам обслуживания…………………………………..<text:span text:style-name="T30">6</text:span></text:p>
      <text:p text:style-name="P53">4.3.3. Требования к численности и квалификации персонала…………….<text:span text:style-name="T30">6</text:span></text:p>
      <text:p text:style-name="P50">4.4. Требования к составу и параметрам технических средств…………...<text:span text:style-name="T30">6</text:span></text:p>
      <text:p text:style-name="P50">4.5. Требования к информационной и программной совместимости…….<text:span text:style-name="T30">6</text:span></text:p>
      <text:p text:style-name="P50">4.5.1. Требования к информационным структурам и методам решения….<text:span text:style-name="T30">6</text:span></text:p>
      <text:p text:style-name="P53">4.5.2. Требования к исходным кодам и языкам программирования……….<text:span text:style-name="T30">6</text:span></text:p>
      <text:p text:style-name="P53">4.5.3. Требования к программным средствам, используемым программой.<text:span text:style-name="T30">6</text:span></text:p>
      <text:p text:style-name="P53">4.5.4. Требования к защите информации и программ……………………...<text:span text:style-name="T30">6</text:span></text:p>
      <text:p text:style-name="P50">4.6. Специальные требования………………………………………………..<text:span text:style-name="T30">6</text:span></text:p>
      <text:p text:style-name="P50">5. ТРЕБОВАНИЯ К ПРОГРАММНОЙ ДОКУМЕНТАЦИИ……………….<text:span text:style-name="T30">7</text:span></text:p>
      <text:p text:style-name="P50">5.1. Предварительный состав программной документации………………..<text:span text:style-name="T30">7</text:span></text:p>
      <text:p text:style-name="P53">5.2. Специальные требования к программной документации……………..<text:span text:style-name="T30">7</text:span></text:p>
      <text:p text:style-name="P50">6. ТЕХНИКО-ЭКОНОМИЧЕСКИЕ ПОКАЗАТЕЛИ……………………….<text:span text:style-name="T30">7</text:span></text:p>
      <text:p text:style-name="P50">6.1. Ориентировочная экономическая эффективность……………………..<text:span text:style-name="T30">7</text:span></text:p>
      <text:p text:style-name="P50">6.2. Предполагаемая годовая потребность…………………………………..<text:span text:style-name="T30">7</text:span></text:p>
      <text:p text:style-name="P53">6.3. Экономические преимущества разработки……………………………..<text:span text:style-name="T30">7</text:span></text:p>
      <text:p text:style-name="P50">7. СТАДИИ И ЭТАПЫ РАЗРАБОТКИ……………………………………….<text:span text:style-name="T30">7</text:span></text:p>
      <text:p text:style-name="P50">7.1. Стадии разработки………………………………………………………..<text:span text:style-name="T30">7</text:span></text:p>
      <text:p text:style-name="P53">7.2. Этапы разработки………………………………………………………...<text:span text:style-name="T30">7</text:span></text:p>
      <text:p text:style-name="P53"><text:soft-page-break/>7.3. Содержание работ по этапам……………………………………………<text:span text:style-name="T30">8</text:span></text:p>
      <text:p text:style-name="P50">8. ПОРЯДОК КОНТРОЛЯ И ПРИЕМКИ…………………………………...<text:span text:style-name="T30">8</text:span></text:p>
      <text:p text:style-name="P50">8.1. Виды испытаний…………………………………………………………<text:span text:style-name="T30">8</text:span></text:p>
      <text:p text:style-name="P53">8.2. Общие требования к приемке работы………………………………….<text:span text:style-name="T30">8</text:span></text:p>
      <text:p text:style-name="P48"/>
      <text:p text:style-name="P49"/>
      <text:p text:style-name="P29">1. Введение</text:p>
      <text:p text:style-name="P43">1.1. Наименование программы</text:p>
      <text:p text:style-name="P31">Наименование - «<text:span text:style-name="T28">Программа </text:span><text:span text:style-name="T23">о</text:span><text:span text:style-name="T22">бучающи</text:span><text:span text:style-name="T23">х</text:span><text:span text:style-name="T22"> пособи</text:span><text:span text:style-name="T23">й</text:span><text:span text:style-name="T22"> по проектированию баз данных»</text:span>.</text:p>
      <text:p text:style-name="P31"><text:span text:style-name="T16">1.2. Краткая характеристика области применения программы</text:span> Программа предназначена для обучения проектирования баз данных.</text:p>
      <text:p text:style-name="P41"><text:span text:style-name="T3">1.3. Плановые сроки начала и окончания работы по созданию системы</text:span></text:p>
      <text:p text:style-name="P42"><text:span text:style-name="T1">Плановый срок начала работ по созданию Программы </text:span><text:span text:style-name="T4">о</text:span><text:span text:style-name="T5">бучающи</text:span><text:span text:style-name="T4">х</text:span><text:span text:style-name="T5"> пособи</text:span><text:span text:style-name="T4">й</text:span><text:span text:style-name="T5"> по проектированию баз данных — </text:span><text:span text:style-name="T4">11.05.2021</text:span></text:p>
      <text:p text:style-name="P42"><text:span text:style-name="T4">Плановый срок окончания работ по созданию </text:span><text:span text:style-name="T1">Программы </text:span><text:span text:style-name="T4">о</text:span><text:span text:style-name="T5">бучающи</text:span><text:span text:style-name="T4">х</text:span><text:span text:style-name="T5"> пособи</text:span><text:span text:style-name="T4">й</text:span><text:span text:style-name="T5"> по проектированию баз данных — </text:span><text:span text:style-name="T4">24.05.2021</text:span></text:p>
      <text:p text:style-name="P42"><text:span text:style-name="T4"/></text:p>
      <text:p text:style-name="P36">2.Основание для разработки</text:p>
      <text:p text:style-name="P33">2.1. Основание для проведения разработки</text:p>
      <text:p text:style-name="P46">Основанием для проведения разработки является необходимость <text:s/>обучения студентов проектированию баз данных.</text:p>
      <text:p text:style-name="P2"><text:span text:style-name="T18">2.2. </text:span><text:span text:style-name="T15">Наименование и условное обозначение темы разработки</text:span></text:p>
      <text:p text:style-name="P47">Наименование темы разработки - «Разработка <text:span text:style-name="T6">о</text:span><text:span text:style-name="T7">бучающи</text:span><text:span text:style-name="T6">х</text:span><text:span text:style-name="T7"> пособи</text:span><text:span text:style-name="T6">й</text:span><text:span text:style-name="T7"> по проектированию баз данных</text:span>».</text:p>
      <text:p text:style-name="P30">Условное обозначение темы разработки (шифр темы) - «А.В.00001».</text:p>
      <text:p text:style-name="P34">3. НАЗНАЧЕНИЕ РАЗРАБОТКИ</text:p>
      <text:p text:style-name="P35">3.1. Функциональное назначение программы</text:p>
      <text:p text:style-name="P35"><text:span text:style-name="T24">Функциональным назначением программы является обучение студентов проектировани</text:span><text:span text:style-name="T25">ю</text:span><text:span text:style-name="T24"> баз данных.</text:span></text:p>
      <text:p text:style-name="P35">3.2. Эксплуатационное назначение программы</text:p>
      <text:p text:style-name="P32">Программа должна эксплуатироваться в профильных подразделениях ГАПОУ ОНТ им. В.А. Сорокина.</text:p>
      <text:p text:style-name="P32">Конечными пользователями программы должны являться студенты ГАПОУ ОНТ им. В.А. Сорокина.</text:p>
      <text:p text:style-name="P44"><text:s text:c="7"/><text:span text:style-name="T16"><text:s/>4. ТРЕБОВАНИЯ К ПРОГРАММЕ</text:span></text:p>
      <text:p text:style-name="P40"><text:span text:style-name="T20">4.1. Требования к функциональным характеристикам</text:span></text:p>
      <text:p text:style-name="P40"><text:span text:style-name="T20">4.1.1. Требования к составу выполняемых функций</text:span></text:p>
      <text:p text:style-name="P38"><text:span text:style-name="T19">Программа<text:tab/>должна<text:tab/>обеспечивать<text:tab/>возможность выполнения перечисленных ниже функций:</text:span></text:p>
      <text:p text:style-name="P39"><text:span text:style-name="T19">а) Показ обучающих материалов;</text:span></text:p>
      <text:p text:style-name="P39"><text:span text:style-name="T19">б) Проверка изученных материалов студентами.</text:span></text:p>
      <text:p text:style-name="P37"><text:span text:style-name="T19">4.1.2. Требования к организации входных данных</text:span></text:p>
      <text:p text:style-name="P39"><text:span text:style-name="T19">Требования к организации входных данных не предъявляются.</text:span></text:p>
      <text:p text:style-name="P37"><text:span text:style-name="T19">4.1.3. Требования к организации выходных данных</text:span></text:p>
      <text:p text:style-name="P39"><text:span text:style-name="T19">Требования к организации выходных данных не предъявляются.</text:span></text:p>
      <text:p text:style-name="P45"><text:span text:style-name="T19">4.1.4. Требования к временным характеристикам</text:span></text:p>
      <text:p text:style-name="P39"><text:soft-page-break/><text:span text:style-name="T19">Требования к временным характеристикам программы не предъявляются.</text:span></text:p>
      <text:list xml:id="list2091007414" text:style-name="WWNum10">
        <text:list-item>
          <text:list>
            <text:list-header>
              <text:p text:style-name="P3"><text:span text:style-name="T13">4.2. </text:span><text:span text:style-name="T19">Требования к надежности</text:span></text:p>
              <text:p text:style-name="P3"><text:span text:style-name="T19">4.2.1 Требования к обеспечению надежного (устойчивого) функционирования программы</text:span></text:p>
              <text:p text:style-name="P5"><text:span text:style-name="T13">Надежное (устойчивое) функционирование программы должно быть обеспечено выполнением совокупности организационно-технических мероприятий, перечень которых приведен ниже:</text:span></text:p>
              <text:p text:style-name="P7">а) организацией бесперебойного питания технических средств;</text:p>
              <text:p text:style-name="P7">б) регулярным выполнением рекомендаций Министерства труда и социального развития РФ, изложенных в Постановлении от 23 июля 1998 г.</text:p>
              <text:p text:style-name="P7">«Об утверждении межотраслевых типовых норм времени на работы по сервисному обслуживанию ПЭВМ и оргтехники и сопровождению программных средств»;</text:p>
              <text:p text:style-name="P7">в) регулярным выполнением требований ГОСТ 51188-98. Защита информации. Испытания программных средств на наличие компьютерных вирусов;</text:p>
              <text:p text:style-name="P7">г) необходимым уровнем квалификации сотрудников профильных подразделений.</text:p>
              <text:p text:style-name="P7"><text:s/><text:span text:style-name="T16">4.2.2. Время восстановления после отказа</text:span></text:p>
              <text:p text:style-name="P7"><text:s/>Время <text:s/>восстановления <text:s/>после <text:s/>отказа, <text:s text:c="2"/>вызванного <text:s text:c="2"/>сбоем электропитания технических средств (иными внешними факторами), не фатальным сбоем (не крахом) операционной системы, не должно превышать времени, необходимого на перезагрузку операционной системы и запуск программы, при условии соблюдения условий эксплуатации технических и программных средств.</text:p>
              <text:p text:style-name="P17"><text:s/>Время восстановления после отказа, вызванного неисправностью технических средств, фатальным сбоем (крахом) операционной системы, не должно превышать времени, требуемого на устранение неисправностей технических средств и переустановки программных средств.</text:p>
              <text:p text:style-name="P7"><text:s/><text:span text:style-name="T16">4.2.3. Отказы из-за некорректных действий оператора</text:span></text:p>
              <text:p text:style-name="P7"><text:s/>Отказы программы возможны вследствие некорректных действий оператора (пользователя) при взаимодействии с операционной системой. Во избежание возникновения отказов программы по указанной выше причине следует обеспечить работу конечного пользователя без предоставления ему административных привилегий.</text:p>
              <text:p text:style-name="P13">4.3. Условия эксплуатации</text:p>
              <text:p text:style-name="P13">4.3.1. Климатические условия эксплуатации</text:p>
              <text:p text:style-name="P9">Климатические условия эксплуатации, при которых должны обеспечиваться заданные характеристики, должны удовлетворять <text:soft-page-break/>требованиям, предъявляемым к техническим средствам в части условий их эксплуатации.</text:p>
              <text:p text:style-name="P18"><text:span text:style-name="T17">4.3.2. </text:span><text:span text:style-name="T16">Требования к видам обслуживания</text:span></text:p>
              <text:p text:style-name="P9">См.<text:span text:style-name="T16"> </text:span><text:span text:style-name="T17"><text:s/></text:span>Требования<text:tab/> к обеспечению надежного (устойчивого) функционирования программы.</text:p>
              <text:p text:style-name="P9"><text:span text:style-name="T17">4.3.3. </text:span><text:span text:style-name="T16">Требования к численности и квалификации персонала</text:span></text:p>
              <text:p text:style-name="P9">Минимальное количество персонала, требуемого <text:s/>для <text:s/>работы <text:s/>программы, должно составлять не менее 2 штатных единиц - системный программист и конечный пользователь программы -оператор.</text:p>
              <text:p text:style-name="P9">Системный программист должен иметь минимум среднее техническое образование.</text:p>
              <text:p text:style-name="P9">В перечень задач, выполняемых системным программистом, должны входить:</text:p>
              <text:p text:style-name="P9">а) задача поддержания работоспособности технических средств;</text:p>
              <text:p text:style-name="P9">б) задачи установки (инсталляции) и поддержания работоспособности системных программных средств - операционной системы;</text:p>
              <text:p text:style-name="P9">в) задача установки (инсталляции) программы.</text:p>
              <text:p text:style-name="P9">Конечный пользователь программы (оператор) должен обладать практическими навыками работы с графическим пользовательским интерфейсом операционной системы.</text:p>
              <text:p text:style-name="P9"><text:span text:style-name="T16">4.4. Требования к составу и параметрам технических средств</text:span></text:p>
              <text:p text:style-name="P9">В состав технических<text:tab/>средств<text:tab/>должен<text:tab/>входить<text:tab/>IBM-совместимый персональный компьютер (ПЭВМ), включающий всебя:</text:p>
              <text:p text:style-name="P9">а) процессор Pentium - 4 с тактовой частотой, 1.2 ГГц , не менее; б) оперативную память объемом, 128 Мб, не менее;</text:p>
              <text:p text:style-name="P9">в) жесткий диск объемом 40 Гб, и выше; г) оптический манипулятор типа «мышь»; д) наличие 2COM-портов;</text:p>
              <text:p text:style-name="P9"><text:span text:style-name="T17">4.5. </text:span><text:span text:style-name="T16">Требования к информационной и программной совместимости</text:span></text:p>
              <text:p text:style-name="P9"><text:span text:style-name="T16">4.5.1. Требования к информационным структурам и методам решения</text:span></text:p>
              <text:p text:style-name="P9">Требования к информационным структурам на входе и выходе, а также к методам решения не предъявляются.</text:p>
              <text:p text:style-name="P9"><text:span text:style-name="T17">4.5.2. </text:span><text:span text:style-name="T16">Требования к исходным кодам и языкам программирования</text:span></text:p>
              <text:p text:style-name="P18"><text:span text:style-name="T16">4.5.3. Требования к программным средствам, используемым программой</text:span></text:p>
              <text:p text:style-name="P9">Системные программные средства, используемые программой, должны быть представлены локализованной версией операционной системы Windows <text:span text:style-name="T26">7</text:span> или Windows <text:span text:style-name="T26">10</text:span></text:p>
              <text:p text:style-name="P13"><text:span text:style-name="T26">4.5.4. </text:span>Требования к защите информации и программ</text:p>
              <text:p text:style-name="P9">Требования к защите информации и программ не предъявляются.</text:p>
              <text:p text:style-name="P9"><text:span text:style-name="T16">4.6. Специальные требования</text:span></text:p>
              <text:p text:style-name="P9">Специальные требования к программе не предъявляются.</text:p>
            </text:list-header>
          </text:list>
        </text:list-item>
      </text:list>
      <text:p text:style-name="P21"><text:soft-page-break/><text:span text:style-name="T11">5. </text:span><text:span text:style-name="T10">ТРЕБОВАНИЯ К ПРОГРАММНОЙ ДОКУМЕНТАЦИИ</text:span></text:p>
      <text:list xml:id="list3940090666" text:style-name="WWNum14">
        <text:list-item>
          <text:list>
            <text:list-header>
              <text:p text:style-name="P19"><text:span text:style-name="T10"><text:s/>5.1. Предварительный состав программной документации</text:span></text:p>
              <text:p text:style-name="P6"><text:span text:style-name="T12">Состав программной документации должен включать в себя:</text:span></text:p>
              <text:p text:style-name="P6"><text:span text:style-name="T14">1</text:span><text:span text:style-name="T12">) техническое задание;</text:span></text:p>
              <text:p text:style-name="P6"><text:span text:style-name="T12">2) спецификация;</text:span></text:p>
              <text:p text:style-name="P6"><text:span text:style-name="T12">3) текст программы;</text:span></text:p>
              <text:p text:style-name="P6"><text:span text:style-name="T12">4) описание программы;</text:span></text:p>
              <text:p text:style-name="P6"><text:span text:style-name="T12">5) программу и методики испытаний;</text:span></text:p>
              <text:p text:style-name="P6"><text:span text:style-name="T12">6) пояснительная записка;</text:span></text:p>
              <text:p text:style-name="P6"><text:span text:style-name="T12">7) ведомость эксплуатационных документов;</text:span></text:p>
              <text:p text:style-name="P6"><text:span text:style-name="T12">8) формуляр;</text:span></text:p>
              <text:p text:style-name="P6"><text:span text:style-name="T12">9) описание применения;</text:span></text:p>
              <text:p text:style-name="P6"><text:span text:style-name="T12">10) руководство системного программиста;</text:span></text:p>
              <text:p text:style-name="P6"><text:span text:style-name="T12">11) руководство программиста;</text:span></text:p>
              <text:p text:style-name="P6"><text:span text:style-name="T12">12) руководство оператора</text:span></text:p>
              <text:p text:style-name="P4"><text:span text:style-name="T12">5.2. </text:span><text:span text:style-name="T21">Специальные требования к программной документации</text:span></text:p>
              <text:p text:style-name="P10">Специальные<text:tab/>требования к программной документации не предъявляются.</text:p>
              <text:p text:style-name="P10"><text:s text:c="8"/><text:span text:style-name="T9">6. ТЕХНИКО-ЭКОНОМИЧЕСКИЕ ПОКАЗАТЕЛИ</text:span></text:p>
              <text:p text:style-name="P14">6.1. Ориентировочная экономическая эффективность</text:p>
              <text:p text:style-name="P10">Ориентировочная экономическая эффективность не рассчитываются.</text:p>
              <text:p text:style-name="P10"><text:span text:style-name="T16">6.2.</text:span> <text:span text:style-name="T16">Предполагаемая годовая потребность</text:span></text:p>
              <text:p text:style-name="P10">Предполагаемое<text:tab/>число<text:tab/>использования<text:tab/>программы<text:tab/>в<text:tab/>год<text:tab/>– круглосуточная работа программы на одном рабочем месте.</text:p>
            </text:list-header>
          </text:list>
        </text:list-item>
      </text:list>
      <text:list xml:id="list3998991863" text:style-name="L1">
        <text:list-header>
          <text:p text:style-name="P20"><text:span text:style-name="T2">6.3. Экономические преимущества разработки</text:span></text:p>
        </text:list-header>
      </text:list>
      <text:list xml:id="list161733219337976" text:continue-list="list3940090666" text:style-name="WWNum14">
        <text:list-item>
          <text:list>
            <text:list-header>
              <text:p text:style-name="P10">Экономические преимущества разработки не рассчитываются.</text:p>
            </text:list-header>
          </text:list>
        </text:list-item>
      </text:list>
      <text:p text:style-name="P16"><text:s text:c="5"/><text:span text:style-name="T8"><text:s text:c="3"/>7. СТАДИИ И ЭТАПЫ РАЗРАБОТКИ</text:span></text:p>
      <text:p text:style-name="P15">7.1. Стадии разработки</text:p>
      <text:p text:style-name="P11">Разработка должна быть проведена в три стадии:</text:p>
      <text:p text:style-name="P11"><text:s text:c="4"/>1) разработка технического задания;</text:p>
      <text:p text:style-name="P11"><text:s text:c="4"/>2) рабочее проектирование;</text:p>
      <text:p text:style-name="P11"><text:s text:c="4"/>3) внедрение.</text:p>
      <text:p text:style-name="P15">7.2. Этапы разработки</text:p>
      <text:p text:style-name="P11">На стадии разработки технического задания <text:s/>должен <text:s/>быть <text:s/>выполнен <text:s/>этап разработки, согласования и утверждения настоящего <text:s/>технического задания.</text:p>
      <text:p text:style-name="P11">На стадии рабочего проектирования должны быть выполнены перечисленные ниже этапы работ:</text:p>
      <text:p text:style-name="P11"><text:s text:c="4"/>1) разработка программы;</text:p>
      <text:p text:style-name="P11"><text:s text:c="4"/>2) разработка программной документации;</text:p>
      <text:p text:style-name="P11"><text:s text:c="4"/>3) испытания программы.</text:p>
      <text:p text:style-name="P11">На стадии внедрения должен<text:tab/>быть<text:tab/>выполнен этап разработк-подготовка и передача программы.</text:p>
      <text:p text:style-name="P15"><text:soft-page-break/>7.3. Содержание работ по этапам</text:p>
      <text:p text:style-name="P11">На этапе разработки технического задания должны быть выполнены перечисленные ниже работы:</text:p>
      <text:p text:style-name="P11"><text:s text:c="4"/>1) постановка задачи;</text:p>
      <text:p text:style-name="P11"><text:s text:c="4"/>2) определение и уточнение требований к техническим средствам;</text:p>
      <text:p text:style-name="P11"><text:s text:c="4"/>3) определение требований к программе;</text:p>
      <text:p text:style-name="P11"><text:s text:c="4"/>4) определение стадий, этапов и сроков разработки программы и документации на неё;</text:p>
      <text:p text:style-name="P11"><text:s text:c="4"/>5) выбор языков программирования;</text:p>
      <text:p text:style-name="P11"><text:s text:c="4"/>6) согласование и утверждение технического задания.</text:p>
      <text:p text:style-name="P11">На этапе разработки программы должна быть выполнена работа по программированию и отладке программы.</text:p>
      <text:p text:style-name="P11">На этапе разработки программной документации должна <text:s/>быть <text:s/>выполнена разработка программных документов в соответствии с <text:s/>требованиями ГОСТ 19.101-77 и требованием п. «Предварительный состав программной документации» настоящего технического задания.</text:p>
      <text:p text:style-name="P11">На этапе испытаний программы должны быть <text:s/>выполнены <text:s/>перечисленные ниже виды работ:</text:p>
      <text:p text:style-name="P11"><text:s text:c="4"/>1) разработка, согласование и утверждение программы и методики испытаний;</text:p>
      <text:p text:style-name="P11"><text:s text:c="4"/>2) проведение приёмо-сдаточных испытаний;</text:p>
      <text:p text:style-name="P11"><text:s text:c="4"/>3) корректировка программы<text:tab/>и программной документации по результатам испытаний.</text:p>
      <text:p text:style-name="P11">На этапе подготовки и передачи программы должна быть выполнена работа по подготовке и передаче программы и программной документации в эксплуатацию.</text:p>
      <text:p text:style-name="P11">7.4. Исполнители</text:p>
      <text:p text:style-name="P11">Руководитель практики </text:p>
      <text:p text:style-name="P11"/>
      <text:p text:style-name="P11">Исполнитель практики</text:p>
      <text:p text:style-name="P11"/>
      <text:p text:style-name="P12"><text:s text:c="8"/><text:span text:style-name="T27">8. ПОРЯДОК КОНТРОЛЯ И ПРИЕМКИ</text:span></text:p>
      <text:p text:style-name="P15">8.1. Виды испытаний</text:p>
      <text:p text:style-name="P11">Приемо-сдаточные испытания программы должны проводиться согласно разработанной и согласованной «Программы и методики испытаний».</text:p>
      <text:p text:style-name="P11">Ход проведения приемо-сдаточных<text:tab/>испытаний документируется<text:tab/>в Протоколе проведения испытаний.</text:p>
      <text:p text:style-name="P15">8.2. Общие требования к приемке работы</text:p>
      <text:p text:style-name="P11">После проведения испытаний в полном объеме, на основании</text:p>
      <text:p text:style-name="P11">«Протокола испытаний» утверждают «Свидетельство о приемке» и производят запись в программном документе«Формуляр»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ahoma" svg:font-family="Tahoma, Verdana, Arial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469cm" fo:margin-right="0cm" fo:text-indent="-0.635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00" style:display-name="ListLabel 100" style:family="text">
      <style:text-properties fo:language="ru" fo:country="RU" style:language-asian="ru" style:country-asian="RU" style:language-complex="ru" style:country-complex="RU"/>
    </style:style>
    <style:style style:name="ListLabel_20_101" style:display-name="ListLabel 101" style:family="text">
      <style:text-properties style:font-name="Times New Roman" fo:font-family="'Times New Roman'" style:font-family-generic="roman" style:font-pitch="variable" fo:font-size="13.5pt" fo:language="ru" fo:country="RU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language-complex="ru" style:country-complex="RU" style:font-weight-complex="bold" style:text-scale="100%"/>
    </style:style>
    <style:style style:name="ListLabel_20_102" style:display-name="ListLabel 102" style:family="text">
      <style:text-properties fo:language="ru" fo:country="RU" style:language-asian="ru" style:country-asian="RU" style:language-complex="ru" style:country-complex="RU"/>
    </style:style>
    <style:style style:name="ListLabel_20_103" style:display-name="ListLabel 103" style:family="text">
      <style:text-properties fo:language="ru" fo:country="RU" style:language-asian="ru" style:country-asian="RU" style:language-complex="ru" style:country-complex="RU"/>
    </style:style>
    <style:style style:name="ListLabel_20_104" style:display-name="ListLabel 104" style:family="text">
      <style:text-properties fo:language="ru" fo:country="RU" style:language-asian="ru" style:country-asian="RU" style:language-complex="ru" style:country-complex="RU"/>
    </style:style>
    <style:style style:name="ListLabel_20_105" style:display-name="ListLabel 105" style:family="text">
      <style:text-properties fo:language="ru" fo:country="RU" style:language-asian="ru" style:country-asian="RU" style:language-complex="ru" style:country-complex="RU"/>
    </style:style>
    <style:style style:name="ListLabel_20_106" style:display-name="ListLabel 106" style:family="text">
      <style:text-properties fo:language="ru" fo:country="RU" style:language-asian="ru" style:country-asian="RU" style:language-complex="ru" style:country-complex="RU"/>
    </style:style>
    <style:style style:name="ListLabel_20_107" style:display-name="ListLabel 107" style:family="text">
      <style:text-properties fo:language="ru" fo:country="RU" style:language-asian="ru" style:country-asian="RU" style:language-complex="ru" style:country-complex="RU"/>
    </style:style>
    <style:style style:name="ListLabel_20_108" style:display-name="ListLabel 108" style:family="text">
      <style:text-properties fo:language="ru" fo:country="RU" style:language-asian="ru" style:country-asian="RU" style:language-complex="ru" style:country-complex="RU"/>
    </style:style>
    <style:style style:name="ListLabel_20_82" style:display-name="ListLabel 82" style:family="text">
      <style:text-properties fo:language="ru" fo:country="RU" style:language-asian="ru" style:country-asian="RU" style:language-complex="ru" style:country-complex="RU"/>
    </style:style>
    <style:style style:name="ListLabel_20_83" style:display-name="ListLabel 83" style:family="text">
      <style:text-properties style:font-name="Times New Roman" fo:font-family="'Times New Roman'" style:font-family-generic="roman" style:font-pitch="variable" fo:font-size="13.5pt" fo:language="ru" fo:country="RU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language-complex="ru" style:country-complex="RU" style:font-weight-complex="bold" style:text-scale="100%"/>
    </style:style>
    <style:style style:name="ListLabel_20_84" style:display-name="ListLabel 84" style:family="text">
      <style:text-properties style:font-name="Times New Roman" fo:font-family="'Times New Roman'" style:font-family-generic="roman" style:font-pitch="variable" fo:font-size="13.5pt" fo:letter-spacing="-0.005cm" fo:language="ru" fo:country="RU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language-complex="ru" style:country-complex="RU" style:font-weight-complex="bold" style:text-scale="100%"/>
    </style:style>
    <style:style style:name="ListLabel_20_85" style:display-name="ListLabel 85" style:family="text">
      <style:text-properties fo:language="ru" fo:country="RU" style:language-asian="ru" style:country-asian="RU" style:language-complex="ru" style:country-complex="RU"/>
    </style:style>
    <style:style style:name="ListLabel_20_86" style:display-name="ListLabel 86" style:family="text">
      <style:text-properties fo:language="ru" fo:country="RU" style:language-asian="ru" style:country-asian="RU" style:language-complex="ru" style:country-complex="RU"/>
    </style:style>
    <style:style style:name="ListLabel_20_87" style:display-name="ListLabel 87" style:family="text">
      <style:text-properties fo:language="ru" fo:country="RU" style:language-asian="ru" style:country-asian="RU" style:language-complex="ru" style:country-complex="RU"/>
    </style:style>
    <style:style style:name="ListLabel_20_88" style:display-name="ListLabel 88" style:family="text">
      <style:text-properties fo:language="ru" fo:country="RU" style:language-asian="ru" style:country-asian="RU" style:language-complex="ru" style:country-complex="RU"/>
    </style:style>
    <style:style style:name="ListLabel_20_89" style:display-name="ListLabel 89" style:family="text">
      <style:text-properties fo:language="ru" fo:country="RU" style:language-asian="ru" style:country-asian="RU" style:language-complex="ru" style:country-complex="RU"/>
    </style:style>
    <style:style style:name="ListLabel_20_90" style:display-name="ListLabel 90" style:family="text">
      <style:text-properties fo:language="ru" fo:country="RU" style:language-asian="ru" style:country-asian="RU" style:language-complex="ru" style:country-complex="RU"/>
    </style:style>
    <style:style style:name="ListLabel_20_118" style:display-name="ListLabel 118" style:family="text">
      <style:text-properties style:font-name="Times New Roman" fo:font-family="'Times New Roman'" style:font-family-generic="roman" style:font-pitch="variable" fo:font-size="13.5pt" fo:letter-spacing="normal" fo:language="ru" fo:country="RU" style:font-name-asian="Times New Roman1" style:font-family-asian="'Times New Roman'" style:font-family-generic-asian="system" style:font-pitch-asian="variable" style:font-size-asian="13.5pt" style:language-asian="ru" style:country-asian="RU" style:font-name-complex="Times New Roman1" style:font-family-complex="'Times New Roman'" style:font-family-generic-complex="system" style:font-pitch-complex="variable" style:font-size-complex="13.5pt" style:language-complex="ru" style:country-complex="RU" style:text-scale="100%"/>
    </style:style>
    <style:style style:name="ListLabel_20_119" style:display-name="ListLabel 119" style:family="text">
      <style:text-properties style:font-name="Times New Roman" fo:font-family="'Times New Roman'" style:font-family-generic="roman" style:font-pitch="variable" fo:font-size="13.5pt" fo:letter-spacing="normal" fo:language="ru" fo:country="RU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language-complex="ru" style:country-complex="RU" style:font-weight-complex="bold" style:text-scale="100%"/>
    </style:style>
    <style:style style:name="ListLabel_20_120" style:display-name="ListLabel 120" style:family="text">
      <style:text-properties fo:language="ru" fo:country="RU" style:language-asian="ru" style:country-asian="RU" style:language-complex="ru" style:country-complex="RU"/>
    </style:style>
    <style:style style:name="ListLabel_20_121" style:display-name="ListLabel 121" style:family="text">
      <style:text-properties fo:language="ru" fo:country="RU" style:language-asian="ru" style:country-asian="RU" style:language-complex="ru" style:country-complex="RU"/>
    </style:style>
    <style:style style:name="ListLabel_20_122" style:display-name="ListLabel 122" style:family="text">
      <style:text-properties fo:language="ru" fo:country="RU" style:language-asian="ru" style:country-asian="RU" style:language-complex="ru" style:country-complex="RU"/>
    </style:style>
    <style:style style:name="ListLabel_20_123" style:display-name="ListLabel 123" style:family="text">
      <style:text-properties fo:language="ru" fo:country="RU" style:language-asian="ru" style:country-asian="RU" style:language-complex="ru" style:country-complex="RU"/>
    </style:style>
    <style:style style:name="ListLabel_20_124" style:display-name="ListLabel 124" style:family="text">
      <style:text-properties fo:language="ru" fo:country="RU" style:language-asian="ru" style:country-asian="RU" style:language-complex="ru" style:country-complex="RU"/>
    </style:style>
    <style:style style:name="ListLabel_20_125" style:display-name="ListLabel 125" style:family="text">
      <style:text-properties fo:language="ru" fo:country="RU" style:language-asian="ru" style:country-asian="RU" style:language-complex="ru" style:country-complex="RU"/>
    </style:style>
    <style:style style:name="ListLabel_20_126" style:display-name="ListLabel 126" style:family="text">
      <style:text-properties fo:language="ru" fo:country="RU" style:language-asian="ru" style:country-asian="RU" style:language-complex="ru" style:country-complex="RU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2">
      <text:list-level-style-number text:level="1" text:style-name="ListLabel_20_100" style:num-format="1" text:start-value="2">
        <style:list-level-properties text:list-level-position-and-space-mode="label-alignment">
          <style:list-level-label-alignment text:label-followed-by="listtab" fo:text-indent="-0.834cm" fo:margin-left="2.332cm"/>
        </style:list-level-properties>
      </text:list-level-style-number>
      <text:list-level-style-number text:level="2" text:style-name="ListLabel_20_101" style:num-format="1" text:display-levels="2">
        <style:list-level-properties text:list-level-position-and-space-mode="label-alignment">
          <style:list-level-label-alignment text:label-followed-by="listtab" fo:text-indent="-0.834cm" fo:margin-left="2.332cm"/>
        </style:list-level-properties>
      </text:list-level-style-number>
      <text:list-level-style-bullet text:level="3" text:style-name="ListLabel_20_102" text:bullet-char="•">
        <style:list-level-properties text:list-level-position-and-space-mode="label-alignment">
          <style:list-level-label-alignment text:label-followed-by="listtab" fo:text-indent="-0.834cm" fo:margin-left="5.463cm"/>
        </style:list-level-properties>
      </text:list-level-style-bullet>
      <text:list-level-style-bullet text:level="4" text:style-name="ListLabel_20_103" text:bullet-char="•">
        <style:list-level-properties text:list-level-position-and-space-mode="label-alignment">
          <style:list-level-label-alignment text:label-followed-by="listtab" fo:text-indent="-0.834cm" fo:margin-left="7.029cm"/>
        </style:list-level-properties>
      </text:list-level-style-bullet>
      <text:list-level-style-bullet text:level="5" text:style-name="ListLabel_20_104" text:bullet-char="•">
        <style:list-level-properties text:list-level-position-and-space-mode="label-alignment">
          <style:list-level-label-alignment text:label-followed-by="listtab" fo:text-indent="-0.834cm" fo:margin-left="8.597cm"/>
        </style:list-level-properties>
      </text:list-level-style-bullet>
      <text:list-level-style-bullet text:level="6" text:style-name="ListLabel_20_105" text:bullet-char="•">
        <style:list-level-properties text:list-level-position-and-space-mode="label-alignment">
          <style:list-level-label-alignment text:label-followed-by="listtab" fo:text-indent="-0.834cm" fo:margin-left="10.165cm"/>
        </style:list-level-properties>
      </text:list-level-style-bullet>
      <text:list-level-style-bullet text:level="7" text:style-name="ListLabel_20_106" text:bullet-char="•">
        <style:list-level-properties text:list-level-position-and-space-mode="label-alignment">
          <style:list-level-label-alignment text:label-followed-by="listtab" fo:text-indent="-0.834cm" fo:margin-left="11.732cm"/>
        </style:list-level-properties>
      </text:list-level-style-bullet>
      <text:list-level-style-bullet text:level="8" text:style-name="ListLabel_20_107" text:bullet-char="•">
        <style:list-level-properties text:list-level-position-and-space-mode="label-alignment">
          <style:list-level-label-alignment text:label-followed-by="listtab" fo:text-indent="-0.834cm" fo:margin-left="13.3cm"/>
        </style:list-level-properties>
      </text:list-level-style-bullet>
      <text:list-level-style-bullet text:level="9" text:style-name="ListLabel_20_108" text:bullet-char="•">
        <style:list-level-properties text:list-level-position-and-space-mode="label-alignment">
          <style:list-level-label-alignment text:label-followed-by="listtab" fo:text-indent="-0.834cm" fo:margin-left="14.86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style:num-format="1" text:start-value="4">
        <style:list-level-properties text:list-level-position-and-space-mode="label-alignment">
          <style:list-level-label-alignment text:label-followed-by="listtab" fo:text-indent="-0.84cm" fo:margin-left="2.337cm"/>
        </style:list-level-properties>
      </text:list-level-style-number>
      <text:list-level-style-number text:level="2" text:style-name="ListLabel_20_83" style:num-format="1" text:display-levels="2">
        <style:list-level-properties text:list-level-position-and-space-mode="label-alignment">
          <style:list-level-label-alignment text:label-followed-by="listtab" fo:text-indent="-0.84cm" fo:margin-left="2.337cm"/>
        </style:list-level-properties>
      </text:list-level-style-number>
      <text:list-level-style-number text:level="3" text:style-name="ListLabel_20_84" style:num-format="1" text:display-levels="3">
        <style:list-level-properties text:list-level-position-and-space-mode="label-alignment">
          <style:list-level-label-alignment text:label-followed-by="listtab" fo:text-indent="-1.194cm" fo:margin-left="2.692cm"/>
        </style:list-level-properties>
      </text:list-level-style-number>
      <text:list-level-style-bullet text:level="4" text:style-name="ListLabel_20_85" text:bullet-char="•">
        <style:list-level-properties text:list-level-position-and-space-mode="label-alignment">
          <style:list-level-label-alignment text:label-followed-by="listtab" fo:text-indent="-1.194cm" fo:margin-left="4.595cm"/>
        </style:list-level-properties>
      </text:list-level-style-bullet>
      <text:list-level-style-bullet text:level="5" text:style-name="ListLabel_20_86" text:bullet-char="•">
        <style:list-level-properties text:list-level-position-and-space-mode="label-alignment">
          <style:list-level-label-alignment text:label-followed-by="listtab" fo:text-indent="-1.194cm" fo:margin-left="6.511cm"/>
        </style:list-level-properties>
      </text:list-level-style-bullet>
      <text:list-level-style-bullet text:level="6" text:style-name="ListLabel_20_87" text:bullet-char="•">
        <style:list-level-properties text:list-level-position-and-space-mode="label-alignment">
          <style:list-level-label-alignment text:label-followed-by="listtab" fo:text-indent="-1.194cm" fo:margin-left="8.426cm"/>
        </style:list-level-properties>
      </text:list-level-style-bullet>
      <text:list-level-style-bullet text:level="7" text:style-name="ListLabel_20_88" text:bullet-char="•">
        <style:list-level-properties text:list-level-position-and-space-mode="label-alignment">
          <style:list-level-label-alignment text:label-followed-by="listtab" fo:text-indent="-1.194cm" fo:margin-left="10.342cm"/>
        </style:list-level-properties>
      </text:list-level-style-bullet>
      <text:list-level-style-bullet text:level="8" text:style-name="ListLabel_20_89" text:bullet-char="•">
        <style:list-level-properties text:list-level-position-and-space-mode="label-alignment">
          <style:list-level-label-alignment text:label-followed-by="listtab" fo:text-indent="-1.194cm" fo:margin-left="12.257cm"/>
        </style:list-level-properties>
      </text:list-level-style-bullet>
      <text:list-level-style-bullet text:level="9" text:style-name="ListLabel_20_90" text:bullet-char="•">
        <style:list-level-properties text:list-level-position-and-space-mode="label-alignment">
          <style:list-level-label-alignment text:label-followed-by="listtab" fo:text-indent="-1.194cm" fo:margin-left="14.17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fo:text-indent="-0.614cm" fo:margin-left="2.769cm"/>
        </style:list-level-properties>
      </text:list-level-style-number>
      <text:list-level-style-number text:level="2" text:style-name="ListLabel_20_119" style:num-format="1" text:display-levels="2">
        <style:list-level-properties text:list-level-position-and-space-mode="label-alignment">
          <style:list-level-label-alignment text:label-followed-by="listtab" fo:text-indent="-0.48cm" fo:margin-left="8.033cm"/>
        </style:list-level-properties>
      </text:list-level-style-number>
      <text:list-level-style-bullet text:level="3" text:style-name="ListLabel_20_120" text:bullet-char="•">
        <style:list-level-properties text:list-level-position-and-space-mode="label-alignment">
          <style:list-level-label-alignment text:label-followed-by="listtab" fo:text-indent="-0.48cm" fo:margin-left="9.149cm"/>
        </style:list-level-properties>
      </text:list-level-style-bullet>
      <text:list-level-style-bullet text:level="4" text:style-name="ListLabel_20_121" text:bullet-char="•">
        <style:list-level-properties text:list-level-position-and-space-mode="label-alignment">
          <style:list-level-label-alignment text:label-followed-by="listtab" fo:text-indent="-0.48cm" fo:margin-left="10.255cm"/>
        </style:list-level-properties>
      </text:list-level-style-bullet>
      <text:list-level-style-bullet text:level="5" text:style-name="ListLabel_20_122" text:bullet-char="•">
        <style:list-level-properties text:list-level-position-and-space-mode="label-alignment">
          <style:list-level-label-alignment text:label-followed-by="listtab" fo:text-indent="-0.48cm" fo:margin-left="11.363cm"/>
        </style:list-level-properties>
      </text:list-level-style-bullet>
      <text:list-level-style-bullet text:level="6" text:style-name="ListLabel_20_123" text:bullet-char="•">
        <style:list-level-properties text:list-level-position-and-space-mode="label-alignment">
          <style:list-level-label-alignment text:label-followed-by="listtab" fo:text-indent="-0.48cm" fo:margin-left="12.469cm"/>
        </style:list-level-properties>
      </text:list-level-style-bullet>
      <text:list-level-style-bullet text:level="7" text:style-name="ListLabel_20_124" text:bullet-char="•">
        <style:list-level-properties text:list-level-position-and-space-mode="label-alignment">
          <style:list-level-label-alignment text:label-followed-by="listtab" fo:text-indent="-0.48cm" fo:margin-left="13.575cm"/>
        </style:list-level-properties>
      </text:list-level-style-bullet>
      <text:list-level-style-bullet text:level="8" text:style-name="ListLabel_20_125" text:bullet-char="•">
        <style:list-level-properties text:list-level-position-and-space-mode="label-alignment">
          <style:list-level-label-alignment text:label-followed-by="listtab" fo:text-indent="-0.48cm" fo:margin-left="14.683cm"/>
        </style:list-level-properties>
      </text:list-level-style-bullet>
      <text:list-level-style-bullet text:level="9" text:style-name="ListLabel_20_126" text:bullet-char="•">
        <style:list-level-properties text:list-level-position-and-space-mode="label-alignment">
          <style:list-level-label-alignment text:label-followed-by="listtab" fo:text-indent="-0.48cm" fo:margin-left="15.78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Character_20_style" style:num-format="1" text:start-value="6">
        <style:list-level-properties text:list-level-position-and-space-mode="label-alignment">
          <style:list-level-label-alignment text:label-followed-by="listtab" fo:text-indent="-0.834cm" fo:margin-left="2.332cm"/>
        </style:list-level-properties>
      </text:list-level-style-number>
      <text:list-level-style-number text:level="2" text:style-name="Character_20_style" style:num-format="1" text:display-levels="2">
        <style:list-level-properties text:list-level-position-and-space-mode="label-alignment">
          <style:list-level-label-alignment text:label-followed-by="listtab" fo:text-indent="-0.834cm" fo:margin-left="2.332cm"/>
        </style:list-level-properties>
      </text:list-level-style-number>
      <text:list-level-style-bullet text:level="3" text:style-name="Character_20_style" text:bullet-char="•">
        <style:list-level-properties text:list-level-position-and-space-mode="label-alignment">
          <style:list-level-label-alignment text:label-followed-by="listtab" fo:text-indent="-0.834cm" fo:margin-left="5.463cm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fo:text-indent="-0.834cm" fo:margin-left="7.029cm"/>
        </style:list-level-properties>
      </text:list-level-style-bullet>
      <text:list-level-style-bullet text:level="5" text:style-name="Character_20_style" text:bullet-char="•">
        <style:list-level-properties text:list-level-position-and-space-mode="label-alignment">
          <style:list-level-label-alignment text:label-followed-by="listtab" fo:text-indent="-0.834cm" fo:margin-left="8.597cm"/>
        </style:list-level-properties>
      </text:list-level-style-bullet>
      <text:list-level-style-bullet text:level="6" text:style-name="Character_20_style" text:bullet-char="•">
        <style:list-level-properties text:list-level-position-and-space-mode="label-alignment">
          <style:list-level-label-alignment text:label-followed-by="listtab" fo:text-indent="-0.834cm" fo:margin-left="10.165cm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fo:text-indent="-0.834cm" fo:margin-left="11.732cm"/>
        </style:list-level-properties>
      </text:list-level-style-bullet>
      <text:list-level-style-bullet text:level="8" text:style-name="Character_20_style" text:bullet-char="•">
        <style:list-level-properties text:list-level-position-and-space-mode="label-alignment">
          <style:list-level-label-alignment text:label-followed-by="listtab" fo:text-indent="-0.834cm" fo:margin-left="13.3cm"/>
        </style:list-level-properties>
      </text:list-level-style-bullet>
      <text:list-level-style-bullet text:level="9" text:style-name="Character_20_style" text:bullet-char="•">
        <style:list-level-properties text:list-level-position-and-space-mode="label-alignment">
          <style:list-level-label-alignment text:label-followed-by="listtab" fo:text-indent="-0.834cm" fo:margin-left="14.86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8c9a3" officeooo:paragraph-rsid="0018c9a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1T14:04:34.142000000</meta:creation-date>
    <dc:date>2021-05-11T16:17:32.473000000</dc:date>
    <meta:editing-duration>PT4M10S</meta:editing-duration>
    <meta:editing-cycles>1</meta:editing-cycles>
    <meta:document-statistic meta:table-count="0" meta:image-count="0" meta:object-count="0" meta:page-count="8" meta:paragraph-count="185" meta:word-count="1328" meta:character-count="11879" meta:non-whitespace-character-count="10611"/>
    <meta:generator>LibreOffice/7.0.1.2$Windows_x86 LibreOffice_project/7cbcfc562f6eb6708b5ff7d7397325de9e764452</meta:generator>
  </office:meta>
</office:document-meta>
</file>